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9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4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5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6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7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8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9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40" style:family="paragraph" style:parent-style-name="Table_20_Contents" style:list-style-name="L96">
      <style:text-properties style:font-name="Verdana" fo:font-size="14pt" style:font-size-asian="14pt" style:font-size-complex="14pt"/>
    </style:style>
    <style:style style:name="P41" style:family="paragraph" style:parent-style-name="Table_20_Contents" style:list-style-name="L97">
      <style:text-properties style:font-name="Verdana" fo:font-size="14pt" style:font-size-asian="14pt" style:font-size-complex="14pt"/>
    </style:style>
    <style:style style:name="P42" style:family="paragraph" style:parent-style-name="Table_20_Contents" style:list-style-name="L98">
      <style:text-properties style:font-name="Verdana" fo:font-size="14pt" style:font-size-asian="14pt" style:font-size-complex="14pt"/>
    </style:style>
    <style:style style:name="P43" style:family="paragraph" style:parent-style-name="Table_20_Contents" style:list-style-name="L99">
      <style:text-properties style:font-name="Verdana" fo:font-size="14pt" style:font-size-asian="14pt" style:font-size-complex="14pt"/>
    </style:style>
    <style:style style:name="P44" style:family="paragraph" style:parent-style-name="Table_20_Contents">
      <style:paragraph-properties fo:background-color="#ffff99">
        <style:background-image/>
      </style:paragraph-properties>
      <style:text-properties style:font-name="Verdana" fo:font-size="14pt" style:font-size-asian="14pt" style:font-size-complex="14pt"/>
    </style:style>
    <style:style style:name="P45" style:family="paragraph" style:parent-style-name="Text_20_body" style:list-style-name="L95">
      <style:paragraph-properties fo:line-height="150%"/>
      <style:text-properties style:font-name="Arial" style:font-name-asian="Arial"/>
    </style:style>
    <style:style style:name="P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5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4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49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0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52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53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54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55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56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57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58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5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6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1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background-color="#ccff66" style:font-size-asian="15pt" style:font-size-complex="15pt"/>
    </style:style>
    <style:style style:name="T21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2" style:family="text">
      <style:text-properties style:text-line-through-style="none" style:text-underline-style="none" style:text-blinking="false" fo:background-color="transparent"/>
    </style:style>
    <style:style style:name="T23" style:family="text">
      <style:text-properties style:language-asian="ja" style:country-asian="JP"/>
    </style:style>
    <style:style style:name="T24" style:family="text">
      <style:text-properties fo:background-color="#33ff99"/>
    </style:style>
    <style:style style:name="T25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text-position="super 58%"/>
    </style:style>
    <style:style style:name="T27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8" style:family="text">
      <style:text-properties style:font-name="Verdana"/>
    </style:style>
    <style:style style:name="T29" style:family="text">
      <style:text-properties fo:color="#9966cc"/>
    </style:style>
    <style:style style:name="T30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1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2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2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4413996543037102673" text:style-name="L1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8927999349392749974" text:style-name="L2">
        <text:list-item>
          <text:p text:style-name="P48">TASK : COMP</text:p>
        </text:list-item>
      </text:list>
      <text:p text:style-name="P9">[further]</text:p>
      <text:p text:style-name="P19"><text:span text:style-name="T19"><text:line-break/></text:span><text:span text:style-name="T20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3153171086009574909" text:style-name="L3">
        <text:list-item>
          <text:p text:style-name="P49">REVIEW </text:p>
        </text:list-item>
        <text:list-item>
          <text:p text:style-name="P49">TASK-1 : start</text:p>
          <text:list>
            <text:list-item>
              <text:p text:style-name="P49"><text:span text:style-name="T1">#_ </text:span>T-1.1</text:p>
              <text:list>
                <text:list-item>
                  <text:p text:style-name="P49">DUP ==&gt; ea-4.mq4</text:p>
                </text:list-item>
                <text:list-item>
                  <text:p text:style-name="P49">func list</text:p>
                  <text:list>
                    <text:list-item>
                      <text:p text:style-name="P49">gen-func-list.bat // (C:\Users\iwabuchiken\AppData\Roaming\MetaQuotes\Terminal\34B08C83A5AAE27A4079DE708E60511E\MQL4\utils)</text:p>
                      <text:list>
                        <text:list-item>
                          <text:p text:style-name="P49">edit</text:p>
                        </text:list-item>
                      </text:list>
                    </text:list-item>
                  </text:list>
                </text:list-item>
                <text:list-item>
                  <text:p text:style-name="P49">compile ==&gt; OK</text:p>
                </text:list-item>
                <text:list-item>
                  <text:p text:style-name="P49">EXEC ==&gt; OK</text:p>
                </text:list-item>
              </text:list>
            </text:list-item>
            <text:list-item>
              <text:p text:style-name="P49">T-1.2 : new FUNC : dp_Dispatch(int idOf_DP) : bool</text:p>
              <text:list>
                <text:list-item>
                  <text:list>
                    <text:list-item>
                      <text:p text:style-name="P49">//_20200515_120722:tmp (ea-5.1.mq4)</text:p>
                    </text:list-item>
                    <text:list-item>
                      <text:p text:style-name="P49">libfx_dp_1.mqh</text:p>
                    </text:list-item>
                  </text:list>
                </text:list-item>
                <text:list-item>
                  <text:p text:style-name="P49"><text:soft-page-break/>CODE</text:p>
                  <text:list>
                    <text:list-item>
                      <text:p text:style-name="P49">signature</text:p>
                    </text:list-item>
                    <text:list-item>
                      <text:p text:style-name="P49">labels</text:p>
                    </text:list-item>
                    <text:list-item>
                      <text:p text:style-name="P49">caller</text:p>
                    </text:list-item>
                  </text:list>
                </text:list-item>
                <text:list-item>
                  <text:p text:style-name="P49">COMPILE : OK</text:p>
                </text:list-item>
                <text:list-item>
                  <text:p text:style-name="P49">TEST :==&gt; OK</text:p>
                </text:list-item>
              </text:list>
            </text:list-item>
            <text:list-item>
              <text:p text:style-name="P49"><text:span text:style-name="T1">#_ </text:span>T-1.3 : libfx_dp_1.mqh ==&gt; funclist</text:p>
            </text:list-item>
            <text:list-item>
              <text:p text:style-name="P49">T-1.4 : func “dp_Dispatch” ==&gt; if sentence → coding</text:p>
              <text:list>
                <text:list-item>
                  <text:p text:style-name="P49"><text:span text:style-name="T1">#_ </text:span>CODE : //_20200515_123508:tmp</text:p>
                  <text:list>
                    <text:list-item>
                      <text:p text:style-name="P49">new FUNC : dp_5_1_PrevBar_BB_egt_2()</text:p>
                      <text:list>
                        <text:list-item>
                          <text:p text:style-name="P49"><text:span text:style-name="T1">#_ </text:span>sig</text:p>
                        </text:list-item>
                        <text:list-item>
                          <text:p text:style-name="P49"><text:span text:style-name="T1">#_ </text:span>labels</text:p>
                        </text:list-item>
                        <text:list-item>
                          <text:p text:style-name="P49"><text:span text:style-name="T1">#_ </text:span>caller</text:p>
                        </text:list-item>
                      </text:list>
                    </text:list-item>
                    <text:list-item>
                      <text:p text:style-name="P49">COMPILE ==&gt; OK</text:p>
                    </text:list-item>
                    <text:list-item>
                      <text:p text:style-name="P49"><text:span text:style-name="T1">#_ </text:span>TEST ==&gt; </text:p>
                      <text:list>
                        <text:list-item>
                          <text:p text:style-name="P49">==&gt; OK</text:p>
                        </text:list-item>
                      </text:list>
                    </text:list-item>
                  </text:list>
                </text:list-item>
                <text:list-item>
                  <text:p text:style-name="P49">CODE : actual lines : //_20200515_124341:tmp</text:p>
                </text:list-item>
                <text:list-item>
                  <text:p text:style-name="P49">COMPILE : OK</text:p>
                </text:list-item>
                <text:list-item>
                  <text:p text:style-name="P49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224536100973125071" text:style-name="L4">
        <text:list-item>
          <text:p text:style-name="P50">TASK : TASKS-22</text:p>
        </text:list-item>
      </text:list>
      <text:p text:style-name="P9">[further]</text:p>
      <text:p text:style-name="P19"><text:span text:style-name="T19"><text:line-break/></text:span><text:span text:style-name="T20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7524503" text:continue-list="list4413996543037102673" text:style-name="L1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T-1.1 : steps</text:p>
              <text:list>
                <text:list-item>
                  <text:p text:style-name="P47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7529550" text:continue-numbering="true" text:style-name="L1">
        <text:list-item>
          <text:list>
            <text:list-item>
              <text:list>
                <text:list-item>
                  <text:p text:style-name="P47">note</text:p>
                  <text:list>
                    <text:list-item>
                      <text:p text:style-name="P47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754040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7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766335534824316410" text:style-name="L5">
        <text:list-item>
          <text:p text:style-name="P51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6194952070041176612" text:style-name="L6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<text:soft-page-break/>steps</text:p>
              <text:list>
                <text:list-item>
                  <text:p text:style-name="P52">gen : trade report</text:p>
                  <text:list>
                    <text:list-item>
                      <text:p text:style-name="P52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52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52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7533072" text:continue-numbering="true" text:style-name="L6">
        <text:list-item>
          <text:list>
            <text:list-item>
              <text:list>
                <text:list-item>
                  <text:p text:style-name="P52">PROBLEM : “'$cntOf_Ticket_Num_Match : 0'”</text:p>
                  <text:list>
                    <text:list-item>
                      <text:p text:style-name="P52">TRY-1</text:p>
                      <text:list>
                        <text:list-item>
                          <text:p text:style-name="P52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52">sheet</text:p>
                  <text:list>
                    <text:list-item>
                      <text:p text:style-name="P52">log_JVE_44_10_3_4.[session-3].ods</text:p>
                    </text:list-item>
                    <text:list-item>
                      <text:p text:style-name="P52">DUP : tab “4”</text:p>
                    </text:list-item>
                    <text:list-item>
                      <text:p text:style-name="P52">delete : entries</text:p>
                    </text:list-item>
                    <text:list-item>
                      <text:p text:style-name="P52">C/P : file content</text:p>
                    </text:list-item>
                    <text:list-item>
                      <text:p text:style-name="P52">DUP : tab ==&gt; “5.1”</text:p>
                    </text:list-item>
                    <text:list-item>
                      <text:p text:style-name="P52">entries ==&gt; sort : BB-loc.-1 ~ -3</text:p>
                    </text:list-item>
                  </text:list>
                </text:list-item>
              </text:list>
            </text:list-item>
            <text:list-item>
              <text:p text:style-name="P52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3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7513793" text:continue-numbering="true" text:style-name="L6">
        <text:list-item>
          <text:list>
            <text:list-item>
              <text:p text:style-name="P52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3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1866475728997836410" text:style-name="L7">
              <text:list-item>
                <text:p text:style-name="P33">この sequence は、プラスか？</text:p>
                <text:list>
                  <text:list-item>
                    <text:p text:style-name="P34">4-4-4-2-2 (A-Z order)</text:p>
                  </text:list-item>
                </text:list>
              </text:list-item>
              <text:list-item>
                <text:p text:style-name="P33">この sequence は、マイナスか？</text:p>
                <text:list>
                  <text:list-item>
                    <text:p text:style-name="P33">2-2-2-2 (A-Z order)</text:p>
                  </text:list-item>
                </text:list>
              </text:list-item>
            </text:list>
          </table:table-cell>
        </table:table-row>
      </table:table>
      <text:list xml:id="list37543066" text:continue-list="list37513793" text:style-name="L6">
        <text:list-item>
          <text:list>
            <text:list-item>
              <text:p text:style-name="P52"/>
            </text:list-item>
          </text:list>
        </text:list-item>
      </text:list>
      <text:p text:style-name="P9"/>
      <text:p text:style-name="P9">[next]</text:p>
      <text:list xml:id="list2570228598813758882" text:style-name="L8">
        <text:list-item>
          <text:p text:style-name="P53">TASK : slice bar data file ==&gt; </text:p>
          <text:list>
            <text:list-item>
              <text:p text:style-name="P53">TASKS-13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2965051619271601775" text:style-name="L9">
        <text:list-item>
          <text:p text:style-name="P54">REVIEW </text:p>
        </text:list-item>
        <text:list-item>
          <text:p text:style-name="P54">TASK-1</text:p>
          <text:list>
            <text:list-item>
              <text:list>
                <text:list-item>
                  <text:p text:style-name="P54">//_20200518_124428:tmp (init())</text:p>
                </text:list-item>
                <text:list-item>
                  <text:p text:style-name="P54">//_20200428_144229:head</text:p>
                </text:list-item>
                <text:list-item>
                  <text:p text:style-name="P54">//_20200518_124948:tmp ==&gt; data : body</text:p>
                </text:list-item>
                <text:list-item>
                  <text:p text:style-name="P54">//_20200518_125012:tmp ==&gt; data : header</text:p>
                </text:list-item>
              </text:list>
            </text:list-item>
            <text:list-item>
              <text:p text:style-name="P54"><text:span text:style-name="T1">#_ </text:span>T-1.1 : data : body ==&gt; MFI</text:p>
              <text:list>
                <text:list-item>
                  <text:p text:style-name="P54"><text:span text:style-name="T1">#_ </text:span>CODE</text:p>
                  <text:list>
                    <text:list-item>
                      <text:p text:style-name="P54">TEST ==&gt; OK</text:p>
                    </text:list-item>
                  </text:list>
                </text:list-item>
                <text:list-item>
                  <text:p text:style-name="P54"><text:span text:style-name="T1">#_ </text:span>CODE : normalize double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<text:span text:style-name="T1">#_ </text:span>T-1.2 : data : body ==&gt; RSI</text:p>
              <text:list>
                <text:list-item>
                  <text:p text:style-name="P54">CODE : //_20200518_131109:tmp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-1.3 : data : body ==&gt; Force</text:p>
              <text:list>
                <text:list-item>
                  <text:p text:style-name="P54">CODE : //_20200518_132500:tmp</text:p>
                  <text:list>
                    <text:list-item>
                      <text:p text:style-name="P54">==&gt; OK</text:p>
                    </text:list-item>
                  </text:list>
                </text:list-item>
                <text:list-item>
                  <text:p text:style-name="P54">CODE</text:p>
                  <text:list>
                    <text:list-item>
                      <text:p text:style-name="P54">Force ==&gt; period → to 20</text:p>
                    </text:list-item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-1.4 : sheet</text:p>
              <text:list>
                <text:list-item>
                  <text:p text:style-name="P54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423792297428863420" text:style-name="L10">
        <text:list-item>
          <text:p text:style-name="P55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6886189945474258737" text:style-name="L11">
        <text:list-item>
          <text:p text:style-name="P56">REVIEW </text:p>
        </text:list-item>
        <text:list-item>
          <text:p text:style-name="P56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3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7523024" text:continue-numbering="true" text:style-name="L11">
        <text:list-item>
          <text:list>
            <text:list-item>
              <text:p text:style-name="P56">T-1.1 : controller</text:p>
              <text:list>
                <text:list-item>
                  <text:p text:style-name="P56">CODE : new FUNC : “tasks_26_Gen_Combined_Trade_Result_List”</text:p>
                </text:list-item>
                <text:list-item>
                  <text:p text:style-name="P56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7515557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6">==&gt; OK : “Missing View”</text:p>
                    </text:list-item>
                  </text:list>
                </text:list-item>
              </text:list>
            </text:list-item>
            <text:list-item>
              <text:p text:style-name="P56">T-1.2 : view</text:p>
              <text:list>
                <text:list-item>
                  <text:p text:style-name="P56">DUP : util_3___gen__trading__result__list.ctp</text:p>
                </text:list-item>
                <text:list-item>
                  <text:p text:style-name="P56">edit</text:p>
                </text:list-item>
                <text:list-item>
                  <text:p text:style-name="P56">TEST ==&gt; OK</text:p>
                </text:list-item>
              </text:list>
            </text:list-item>
            <text:list-item>
              <text:p text:style-name="P56">T-1.3 : logic</text:p>
              <text:list>
                <text:list-item>
                  <text:p text:style-name="P56"><text:soft-page-break/>//_20200519_191713:tmp (\Controller\FxUtilitiesController.php)</text:p>
                </text:list-item>
                <text:list-item>
                  <text:p text:style-name="P56"/>
                </text:list-item>
              </text:list>
            </text:list-item>
          </text:list>
        </text:list-item>
      </text:list>
      <text:p text:style-name="P9">[next]</text:p>
      <text:list xml:id="list7123281770455284307" text:style-name="L12">
        <text:list-item>
          <text:p text:style-name="P57">TASK : cont. (TASKS-26)</text:p>
          <text:list>
            <text:list-item>
              <text:p text:style-name="P57">//_20200519_192026:next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6920111524148748984" text:style-name="L13">
        <text:list-item>
          <text:p text:style-name="P58">REVIEW </text:p>
        </text:list-item>
        <text:list-item>
          <text:p text:style-name="P58">TASK-1 : cont. (TASKS-26)</text:p>
          <text:list>
            <text:list-item>
              <text:list>
                <text:list-item>
                  <text:p text:style-name="P58">//_20200519_192026:next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CODE : upto ==&gt; get list of keywords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T-1.2 : upto current ==&gt; to a function</text:p>
              <text:list>
                <text:list-item>
                  <text:p text:style-name="P58">CODE : </text:p>
                  <text:list>
                    <text:list-item>
                      <text:p text:style-name="P58">new FUNC ==&gt; “tasks_26_Gen_Combined_Trade_Result_List__Get_Keyword_List”</text:p>
                    </text:list-item>
                  </text:list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T-1.3 : build ==&gt; url </text:p>
              <text:list>
                <text:list-item>
                  <text:p text:style-name="P58"><text:soft-page-break/>CODE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5608915602779155021" text:style-name="L14">
              <text:list-item>
                <text:p text:style-name="P35">ticket data : dpath</text:p>
                <text:list>
                  <text:list-item>
                    <text:p text:style-name="P35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5">ticket data : fname</text:p>
                <text:list>
                  <text:list-item>
                    <text:p text:style-name="P35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5">statement file : file name</text:p>
                <text:list>
                  <text:list-item>
                    <text:p text:style-name="P35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7513789" text:continue-list="list6920111524148748984" text:style-name="L13">
        <text:list-item>
          <text:list>
            <text:list-item>
              <text:p text:style-name="P58"/>
            </text:list-item>
          </text:list>
        </text:list-item>
      </text:list>
      <text:p text:style-name="P9"/>
      <text:p text:style-name="P9">[next]</text:p>
      <text:list xml:id="list6252507754906639471" text:style-name="L15">
        <text:list-item>
          <text:p text:style-name="P59">TASK : TASKS-26</text:p>
        </text:list-item>
      </text:list>
      <text:p text:style-name="P9">[further]</text:p>
      <text:p text:style-name="P19"><text:span text:style-name="T19"><text:line-break/></text:span><text:span text:style-name="T20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6923787219386030718" text:style-name="L16">
        <text:list-item>
          <text:p text:style-name="P60">REVIEW </text:p>
        </text:list-item>
        <text:list-item>
          <text:p text:style-name="P60">TASK-1</text:p>
          <text:list>
            <text:list-item>
              <text:p text:style-name="P60">T-1.1</text:p>
              <text:list>
                <text:list-item>
                  <text:p text:style-name="P60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61905496264579284" text:style-name="L17">
        <text:list-item>
          <text:p text:style-name="P61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5195793029694203665" text:style-name="L18">
        <text:list-item>
          <text:p text:style-name="P62">REVIEW </text:p>
        </text:list-item>
        <text:list-item>
          <text:p text:style-name="P62">TASK-1</text:p>
          <text:list>
            <text:list-item>
              <text:p text:style-name="P62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4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7535218" text:continue-numbering="true" text:style-name="L18">
        <text:list-item>
          <text:list>
            <text:list-item>
              <text:p text:style-name="P62"/>
            </text:list-item>
          </text:list>
        </text:list-item>
      </text:list>
      <text:p text:style-name="P9"/>
      <text:p text:style-name="P9">[next]</text:p>
      <text:list xml:id="list6953962437660188223" text:style-name="L19">
        <text:list-item>
          <text:p text:style-name="P63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6663747285344474191" text:style-name="L20">
        <text:list-item>
          <text:p text:style-name="P64">REVIEW </text:p>
        </text:list-item>
        <text:list-item>
          <text:p text:style-name="P64">TASK-1 : prep ==&gt; sheet</text:p>
          <text:list>
            <text:list-item>
              <text:p text:style-name="P64">T-1.1</text:p>
              <text:list>
                <text:list-item>
                  <text:p text:style-name="P64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5110356072255917278" text:style-name="L21">
              <text:list-item>
                <text:p text:style-name="P36">DUP tab</text:p>
              </text:list-item>
              <text:list-item>
                <text:p text:style-name="P36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3641012660164013394" text:style-name="L22">
              <text:list-item>
                <text:p text:style-name="P37">tab “X” : BB-loc.-1 ~ -3 ==&gt; col : BW – BV – BU</text:p>
              </text:list-item>
              <text:list-item>
                <text:p text:style-name="P37">tab “X.1” : profit ==&gt; col : CH</text:p>
              </text:list-item>
            </text:list>
          </table:table-cell>
        </table:table-row>
      </table:table>
      <text:list xml:id="list37542661" text:continue-list="list6663747285344474191" text:style-name="L20">
        <text:list-item>
          <text:p text:style-name="P64">TASK-2 : OBSERVE</text:p>
          <text:list>
            <text:list-item>
              <text:p text:style-name="P64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909654945916462489" text:style-name="L23">
              <text:list-item>
                <text:p text:style-name="P38">2-2-2 ==&gt; </text:p>
                <text:list>
                  <text:list-item>
                    <text:p text:style-name="P38">total = 52</text:p>
                  </text:list-item>
                  <text:list-item>
                    <text:p text:style-name="P38">2-2-2 ==&gt; 3</text:p>
                  </text:list-item>
                  <text:list-item>
                    <text:p text:style-name="P38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3416616509187213774" text:style-name="L24">
              <text:list-item>
                <text:p text:style-name="P39">2-2-2</text:p>
                <text:list>
                  <text:list-item>
                    <text:p text:style-name="P39">total = 66</text:p>
                  </text:list-item>
                  <text:list-item>
                    <text:p text:style-name="P39">2-2-2 ==&gt; 5</text:p>
                    <text:list>
                      <text:list-item>
                        <text:p text:style-name="P39">plus =&gt; 2</text:p>
                      </text:list-item>
                      <text:list-item>
                        <text:p text:style-name="P39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7518505" text:continue-list="list37542661" text:style-name="L20">
        <text:list-item>
          <text:list>
            <text:list-item>
              <text:p text:style-name="P64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3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3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7530034" text:continue-numbering="true" text:style-name="L20">
        <text:list-item>
          <text:list>
            <text:list-item>
              <text:p text:style-name="P64"/>
            </text:list-item>
          </text:list>
        </text:list-item>
      </text:list>
      <text:p text:style-name="P9"/>
      <text:p text:style-name="P9">[next]</text:p>
      <text:list xml:id="list1306796165857928630" text:style-name="L25">
        <text:list-item>
          <text:p text:style-name="P65">TASK-1</text:p>
          <text:list>
            <text:list-item>
              <text:p text:style-name="P65">this : THOUGHTS-2</text:p>
            </text:list-item>
          </text:list>
        </text:list-item>
        <text:list-item>
          <text:p text:style-name="P65">TASK-2 : <text:span text:style-name="T23">13.27</text:span></text:p>
          <text:list>
            <text:list-item>
              <text:p text:style-name="P65">==&gt; 5/19<text:span text:style-name="T23">の分</text:span>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4967009389671285609" text:style-name="L26">
        <text:list-item>
          <text:p text:style-name="P66">REVIEW </text:p>
        </text:list-item>
        <text:list-item>
          <text:p text:style-name="P66">TASK-1</text:p>
          <text:list>
            <text:list-item>
              <text:list>
                <text:list-item>
                  <text:p text:style-name="P66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6">T-1.1 : review file</text:p>
              <text:list>
                <text:list-item>
                  <text:p text:style-name="P66">CODE</text:p>
                  <text:list>
                    <text:list-item>
                      <text:p text:style-name="P66">init() ==&gt; setup() ==&gt; </text:p>
                      <text:list>
                        <text:list-item>
                          <text:p text:style-name="P66">//_20200521_144515:tmp</text:p>
                        </text:list-item>
                      </text:list>
                    </text:list-item>
                    <text:list-item>
                      <text:p text:style-name="P66">exec()</text:p>
                      <text:list>
                        <text:list-item>
                          <text:p text:style-name="P66">get_BasicData_with_RSI_BB_MFI (utils.mqh)</text:p>
                          <text:list>
                            <text:list-item>
                              <text:p text:style-name="P66">_get_FNAME</text:p>
                            </text:list-item>
                            <text:list-item>
                              <text:p text:style-name="P66">get_AryOf_RSI_BB_MFI</text:p>
                            </text:list-item>
                            <text:list-item>
                              <text:p text:style-name="P66">write2File_AryOf_BasicData_With_RSI_BB_MFI</text:p>
                            </text:list-item>
                            <text:list-item>
                              <text:p text:style-name="P66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T-1.2 : add column ==&gt; “force”</text:p>
              <text:list>
                <text:list-item>
                  <text:p text:style-name="P66">current : “no;Open;High;Low;Close;RSI;MFI;BB.2s;BB.1s;BB.main;BB.-1s;BB.-2s;Diff;High/Low;datetime”</text:p>
                </text:list-item>
                <text:list-item>
                  <text:p text:style-name="P66">new :</text:p>
                  <text:list>
                    <text:list-item>
                      <text:p text:style-name="P66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6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6">T-1.3 : edit ==&gt; get_AryOf_RSI_BB_MFI</text:p>
              <text:list>
                <text:list-item>
                  <text:p text:style-name="P66">//_20200521_145524:tmp</text:p>
                  <text:list>
                    <text:list-item>
                      <text:p text:style-name="P66">dec<text:span text:style-name="T23">lare var</text:span></text:p>
                    </text:list-item>
                  </text:list>
                </text:list-item>
                <text:list-item>
                  <text:p text:style-name="P66">//_20200521_145459:tmp (utils.mqh)</text:p>
                  <text:list>
                    <text:list-item>
                      <text:p text:style-name="P66"><text:soft-page-break/>set val</text:p>
                    </text:list-item>
                  </text:list>
                </text:list-item>
                <text:list-item>
                  <text:p text:style-name="P66">“AryOf_Data” ==&gt; add “Force” val</text:p>
                  <text:list>
                    <text:list-item>
                      <text:p text:style-name="P66">change ==&gt; param : array length</text:p>
                      <text:list>
                        <text:list-item>
                          <text:p text:style-name="P66">//_20200521_150611:tmp</text:p>
                        </text:list-item>
                        <text:list-item>
                          <text:p text:style-name="P66">11 → 12</text:p>
                        </text:list-item>
                      </text:list>
                    </text:list-item>
                    <text:list-item>
                      <text:p text:style-name="P66">change ==&gt; caller line</text:p>
                      <text:list>
                        <text:list-item>
                          <text:p text:style-name="P66">//_20200521_150728:tmp (func caller)</text:p>
                        </text:list-item>
                        <text:list-item>
                          <text:p text:style-name="P66">//20200521_150747:tmp ==&gt; dec<text:span text:style-name="T23">lare array</text:span></text:p>
                          <text:list>
                            <text:list-item>
                              <text:p text:style-name="P66"><text:span text:style-name="T2">#_ </text:span><text:span text:style-name="T23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<text:span text:style-name="T2">#_ </text:span>add val : in-func lines</text:p>
                      <text:list>
                        <text:list-item>
                          <text:p text:style-name="P66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T-1.4 : edit ==&gt; write2File_AryOf_BasicData_With_RSI_BB_MFI</text:p>
              <text:list>
                <text:list-item>
                  <text:p text:style-name="P66">CODE </text:p>
                  <text:list>
                    <text:list-item>
                      <text:p text:style-name="P66"><text:span text:style-name="T2">#_ </text:span>header : _file_write__header_With_RSI_BB_MFI</text:p>
                      <text:list>
                        <text:list-item>
                          <text:p text:style-name="P66">caller : //_20200521_151117:tmp</text:p>
                        </text:list-item>
                        <text:list-item>
                          <text:p text:style-name="P66"><text:span text:style-name="T2">#_ </text:span>in-func line</text:p>
                          <text:list>
                            <text:list-item>
                              <text:p text:style-name="P66">//_20200521_151203:tmp</text:p>
                            </text:list-item>
                            <text:list-item>
                              <text:p text:style-name="P66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<text:span text:style-name="T2">#_ </text:span>“write : data”</text:p>
                      <text:list>
                        <text:list-item>
                          <text:p text:style-name="P66">//_20200521_151335:tmp ==&gt; section</text:p>
                        </text:list-item>
                        <text:list-item>
                          <text:p text:style-name="P66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T-1.5 : TEST</text:p>
              <text:list>
                <text:list-item>
                  <text:p text:style-name="P66"><text:span text:style-name="T2">#_ </text:span>COMPILE </text:p>
                </text:list-item>
                <text:list-item>
                  <text:p text:style-name="P66">EXEC : obs_49_8.(A-J).(M5-55000).mq4</text:p>
                  <text:list>
                    <text:list-item>
                      <text:p text:style-name="P66">==&gt; <text:span text:style-name="T23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867811782893971087" text:style-name="L27">
        <text:list-item>
          <text:p text:style-name="P67">TASK : <text:s/><text:span text:style-name="T5">44#13.28</text:span></text:p>
          <text:list>
            <text:list-item>
              <text:p text:style-name="P67">php coding</text:p>
            </text:list-item>
          </text:list>
        </text:list-item>
      </text:list>
      <text:p text:style-name="P9">[further]</text:p>
      <text:p text:style-name="P19"><text:soft-page-break/><text:span text:style-name="T19"><text:line-break/></text:span><text:span text:style-name="T20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4141148271581553254" text:style-name="L28">
        <text:list-item>
          <text:p text:style-name="P68">REVIEW </text:p>
        </text:list-item>
        <text:list-item>
          <text:p text:style-name="P68">TASK-1 : <text:s/><text:span text:style-name="T5">44#13.28</text:span></text:p>
          <text:list>
            <text:list-item>
              <text:list>
                <text:list-item>
                  <text:p text:style-name="P68">php coding</text:p>
                </text:list-item>
              </text:list>
            </text:list-item>
            <text:list-item>
              <text:p text:style-name="P68">T-1.1 : look around for files </text:p>
              <text:list>
                <text:list-item>
                  <text:p text:style-name="P68">==&gt; convert from csv to list of bardatas → where ?</text:p>
                </text:list-item>
                <text:list-item>
                  <text:p text:style-name="P68">//_20200522_114017:tmp (\FxTestController.php)</text:p>
                </text:list-item>
              </text:list>
            </text:list-item>
            <text:list-item>
              <text:p text:style-name="P68">T-1.2</text:p>
            </text:list-item>
          </text:list>
        </text:list-item>
        <text:list-item>
          <text:p text:style-name="P68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7533559" text:continue-numbering="true" text:style-name="L28">
        <text:list-item>
          <text:list>
            <text:list-item>
              <text:p text:style-name="P68">T-2.1 : new FUNC : slice_Raw_Data()</text:p>
              <text:list>
                <text:list-item>
                  <text:list>
                    <text:list-item>
                      <text:p text:style-name="P68">//_20200522_115734:head</text:p>
                    </text:list-item>
                  </text:list>
                </text:list-item>
                <text:list-item>
                  <text:p text:style-name="P68">DUP</text:p>
                </text:list-item>
                <text:list-item>
                  <text:p text:style-name="P68">sig</text:p>
                </text:list-item>
                <text:list-item>
                  <text:p text:style-name="P68">labels</text:p>
                </text:list-item>
                <text:list-item>
                  <text:p text:style-name="P68">skeleton</text:p>
                </text:list-item>
                <text:list-item>
                  <text:p text:style-name="P68">TEST ==&gt; OK</text:p>
                </text:list-item>
              </text:list>
            </text:list-item>
            <text:list-item>
              <text:p text:style-name="P68"><text:span text:style-name="T1">#_ </text:span>T-2.2 : look-around</text:p>
              <text:list>
                <text:list-item>
                  <text:p text:style-name="P68"><text:soft-page-break/>TREE</text:p>
                  <text:list>
                    <text:list-item>
                      <text:p text:style-name="P68">_slice_Raw_Data_By_Week</text:p>
                      <text:list>
                        <text:list-item>
                          <text:p text:style-name="P68">LibFxAdmin::slice_Raw_Data_By_Week</text:p>
                          <text:list>
                            <text:list-item>
                              <text:p text:style-name="P68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<text:span text:style-name="T1">#_ </text:span>T-2.3 : func : conv_CSV_Lines_To_BarDatas ==&gt; review</text:p>
            </text:list-item>
            <text:list-item>
              <text:p text:style-name="P68"><text:span text:style-name="T1">#_ </text:span>T-2.4 : class “BarData” ==&gt; add field</text:p>
              <text:list>
                <text:list-item>
                  <text:p text:style-name="P68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779413535277410015" text:style-name="L29">
        <text:list-item>
          <text:p text:style-name="P152"><text:span text:style-name="T14">TASK : TASKS-28.1 : “</text:span><text:span text:style-name="T25">get_ListOf_BarDatas</text:span><text:span text:style-name="T14">” ==&gt; DUP</text:span></text:p>
          <text:list>
            <text:list-item>
              <text:p text:style-name="P152">//_20200105_171836:head (\Lib\utils\libfx.php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7531544" text:continue-list="list37540404" text:style-name="L1">
        <text:list-item>
          <text:p text:style-name="P47">REVIEW </text:p>
        </text:list-item>
        <text:list-item>
          <text:p text:style-name="P47">TASK-1</text:p>
        </text:list-item>
      </text:list>
      <text:p text:style-name="P9"/>
      <text:p text:style-name="P9">[next]</text:p>
      <text:list xml:id="list4579737195856639492" text:style-name="L30">
        <text:list-item>
          <text:p text:style-name="P69">TASK</text:p>
        </text:list-item>
      </text:list>
      <text:p text:style-name="P9">[further]</text:p>
      <text:p text:style-name="P19"><text:span text:style-name="T19"><text:line-break/></text:span><text:soft-page-break/><text:span text:style-name="T20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1726290009267381795" text:style-name="L31">
        <text:list-item>
          <text:p text:style-name="P70">REVIEW </text:p>
        </text:list-item>
        <text:list-item>
          <text:p text:style-name="P70">TASK-1 : TASKS-28.1 : “<text:span text:style-name="T25">get_ListOf_BarDatas</text:span>” ==&gt; DUP</text:p>
          <text:list>
            <text:list-item>
              <text:list>
                <text:list-item>
                  <text:p text:style-name="P70">//_20200105_171836:head (\Lib\utils\libfx.php) </text:p>
                </text:list-item>
              </text:list>
            </text:list-item>
            <text:list-item>
              <text:p text:style-name="P70"><text:span text:style-name="T3">#_ </text:span>T-1.1 : DUP ==&gt; func : conv_CSV_Lines_To_BarDatas</text:p>
              <text:list>
                <text:list-item>
                  <text:p text:style-name="P70">conv_CSV_Lines_To_BarDatas__V2</text:p>
                  <text:list>
                    <text:list-item>
                      <text:p text:style-name="P70">//_20200522_164054:tmp</text:p>
                    </text:list-item>
                  </text:list>
                </text:list-item>
              </text:list>
            </text:list-item>
            <text:list-item>
              <text:p text:style-name="P70">T-1.2 : new FUNC : _slice_Raw_Data_By_Day (FxAdminController)</text:p>
              <text:list>
                <text:list-item>
                  <text:p text:style-name="P70">DUP : _slice_Raw_Data_By_Week</text:p>
                </text:list-item>
                <text:list-item>
                  <text:p text:style-name="P70">skeleton</text:p>
                </text:list-item>
                <text:list-item>
                  <text:p text:style-name="P70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7520175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T-1.3 : use ==&gt; conv_CSV_Lines_To_BarDatas__V2</text:p>
              <text:list>
                <text:list-item>
                  <text:p text:style-name="P70">CODE </text:p>
                  <text:list>
                    <text:list-item>
                      <text:p text:style-name="P70">new FUNC : LibFxAdmin::slice_Raw_Data_By_Day__V2</text:p>
                    </text:list-item>
                    <text:list-item>
                      <text:p text:style-name="P70"><text:span text:style-name="T3">#_ </text:span>DUP</text:p>
                    </text:list-item>
                    <text:list-item>
                      <text:p text:style-name="P70"><text:span text:style-name="T3">#_ </text:span>skeleton</text:p>
                    </text:list-item>
                    <text:list-item>
                      <text:p text:style-name="P70">caller lines </text:p>
                    </text:list-item>
                    <text:list-item>
                      <text:p text:style-name="P70">TEST ==&gt; OK</text:p>
                    </text:list-item>
                  </text:list>
                </text:list-item>
                <text:list-item>
                  <text:p text:style-name="P70"><text:soft-page-break/>TEST : //_20200522_170915:tmp</text:p>
                  <text:list>
                    <text:list-item>
                      <text:p text:style-name="P70">return val : $lo_BarDatas ==&gt; show the 1<text:span text:style-name="T26">st</text:span> line</text:p>
                    </text:list-item>
                    <text:list-item>
                      <text:p text:style-name="P70">==&gt; PROBLEM : “object(BarData) {</text:p>
                    </text:list-item>
                    <text:list-item>
                      <text:p text:style-name="P70"><text:tab/>no =&gt; '1'</text:p>
                    </text:list-item>
                    <text:list-item>
                      <text:p text:style-name="P70"><text:tab/>price_Open =&gt; ';'</text:p>
                    </text:list-item>
                    <text:list-item>
                      <text:p text:style-name="P70"><text:tab/>price_High =&gt; '7'</text:p>
                    </text:list-item>
                    <text:list-item>
                      <text:p text:style-name="P70"><text:tab/>price_Low =&gt; '0'</text:p>
                    </text:list-item>
                    <text:list-item>
                      <text:p text:style-name="P70"><text:tab/>price_Close =&gt; '.'</text:p>
                    </text:list-item>
                    <text:list-item>
                      <text:p text:style-name="P70"><text:tab/>rsi =&gt; '6'</text:p>
                    </text:list-item>
                    <text:list-item>
                      <text:p text:style-name="P70"><text:tab/>mfi =&gt; '2'</text:p>
                    </text:list-item>
                    <text:list-item>
                      <text:p text:style-name="P70"><text:tab/>force =&gt; '7'</text:p>
                    </text:list-item>
                    <text:list-item>
                      <text:p text:style-name="P70"><text:tab/>bb_2S =&gt; ';'</text:p>
                    </text:list-item>
                    <text:list-item>
                      <text:p text:style-name="P70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973707516931044299" text:style-name="L32">
        <text:list-item>
          <text:p text:style-name="P71">TASK : continue ==&gt; fix problem</text:p>
          <text:list>
            <text:list-item>
              <text:p text:style-name="P71">//_20200522_171234:next (LibFxAdmin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5785519435779461457" text:style-name="L33">
        <text:list-item>
          <text:p text:style-name="P72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7532686" text:continue-numbering="true" text:style-name="L33">
        <text:list-item>
          <text:p text:style-name="P72"><text:span text:style-name="T1">#_ </text:span>TASK-1 : continue ==&gt; fix problem</text:p>
          <text:list>
            <text:list-item>
              <text:list>
                <text:list-item>
                  <text:p text:style-name="P72">//_20200522_171234:next (LibFxAdmin)</text:p>
                </text:list-item>
              </text:list>
            </text:list-item>
            <text:list-item>
              <text:p text:style-name="P72">T-1.1 : debugging</text:p>
              <text:list>
                <text:list-item>
                  <text:p text:style-name="P72">CODE : //debug:20200523_161125</text:p>
                </text:list-item>
                <text:list-item>
                  <text:p text:style-name="P72">==&gt; OK</text:p>
                </text:list-item>
              </text:list>
            </text:list-item>
            <text:list-item>
              <text:p text:style-name="P72">T-1.2 : new FUNC ==&gt; test_Libfx_Conv_CSV_Lines_To_BarDatas__V2</text:p>
              <text:list>
                <text:list-item>
                  <text:p text:style-name="P72">CODE</text:p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  <text:list-item>
          <text:p text:style-name="P72">TASK-2 </text:p>
          <text:list>
            <text:list-item>
              <text:p text:style-name="P72">new FUNC : sort_CSV_Lines_BarData__By_Date</text:p>
              <text:list>
                <text:list-item>
                  <text:p text:style-name="P72">caller : //_20200523_163505:tmp</text:p>
                </text:list-item>
                <text:list-item>
                  <text:p text:style-name="P72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35701086342869246" text:style-name="L34">
        <text:list-item>
          <text:p text:style-name="P74">TASK</text:p>
          <text:list>
            <text:list-item>
              <text:p text:style-name="P74">//_20200523_164309:next (LibFxAdmin)</text:p>
            </text:list-item>
            <text:list-item>
              <text:p text:style-name="P74">ref : //_20200523_163753:ref (LibFxAdmin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266516789540021344" text:style-name="L35">
        <text:list-item>
          <text:p text:style-name="P75">REVIEW </text:p>
        </text:list-item>
        <text:list-item>
          <text:p text:style-name="P75">TASK-1</text:p>
          <text:list>
            <text:list-item>
              <text:list>
                <text:list-item>
                  <text:p text:style-name="P75">//_20200523_164309:next (LibFxAdmin)</text:p>
                </text:list-item>
                <text:list-item>
                  <text:p text:style-name="P75">ref : //_20200523_163753:ref (LibFxAdmin)</text:p>
                </text:list-item>
              </text:list>
            </text:list-item>
            <text:list-item>
              <text:p text:style-name="P75">T-1.1 : upto ==&gt; show datetime vals </text:p>
              <text:list>
                <text:list-item>
                  <text:p text:style-name="P75">CODE</text:p>
                </text:list-item>
                <text:list-item>
                  <text:p text:style-name="P75">TEST ==&gt; OK</text:p>
                </text:list-item>
              </text:list>
            </text:list-item>
            <text:list-item>
              <text:p text:style-name="P75">T-1.2 : upto → compare</text:p>
              <text:list>
                <text:list-item>
                  <text:p text:style-name="P75">//debug:20200524_112305</text:p>
                  <text:list>
                    <text:list-item>
                      <text:p text:style-name="P75">==&gt; OK</text:p>
                    </text:list-item>
                  </text:list>
                </text:list-item>
                <text:list-item>
                  <text:p text:style-name="P75">//debug:20200524_112536</text:p>
                  <text:list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  <text:list-item>
              <text:p text:style-name="P75">T-1.3 : judge</text:p>
              <text:list>
                <text:list-item>
                  <text:p text:style-name="P75">//debug:20200524_112849</text:p>
                  <text:list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  <text:list-item>
              <text:p text:style-name="P75">T-1.4 : sort</text:p>
              <text:list>
                <text:list-item>
                  <text:p text:style-name="P75">//_20200524_113854:tmp</text:p>
                </text:list-item>
                <text:list-item>
                  <text:p text:style-name="P75">//debug:20200524_114454</text:p>
                  <text:list>
                    <text:list-item>
                      <text:p text:style-name="P75">==&gt; OK </text:p>
                    </text:list-item>
                  </text:list>
                </text:list-item>
              </text:list>
            </text:list-item>
            <text:list-item>
              <text:p text:style-name="P75"/>
            </text:list-item>
          </text:list>
        </text:list-item>
      </text:list>
      <text:p text:style-name="P9"/>
      <text:p text:style-name="P9">[next]</text:p>
      <text:list xml:id="list8820617626155476984" text:style-name="L36">
        <text:list-item>
          <text:p text:style-name="P76">TASK : slice (TASKS-13)</text:p>
          <text:list>
            <text:list-item>
              <text:p text:style-name="P76">//_20200524_115655:next (LibFxAdmin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3667164165760513582" text:style-name="L37">
        <text:list-item>
          <text:p text:style-name="P77">REVIEW </text:p>
        </text:list-item>
        <text:list-item>
          <text:p text:style-name="P77">TASK-1 </text:p>
          <text:list>
            <text:list-item>
              <text:list>
                <text:list-item>
                  <text:p text:style-name="P161">slice (TASKS-13)</text:p>
                </text:list-item>
                <text:list-item>
                  <text:p text:style-name="P77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7535825" text:continue-numbering="true" text:style-name="L37">
        <text:list-item>
          <text:list>
            <text:list-item>
              <text:p text:style-name="P77">T-1.1 : start iteration</text:p>
              <text:list>
                <text:list-item>
                  <text:p text:style-name="P77">CODE</text:p>
                </text:list-item>
                <text:list-item>
                  <text:p text:style-name="P77">TEST : //debug:20200524_160552</text:p>
                  <text:list>
                    <text:list-item>
                      <text:p text:style-name="P77">==&gt; OK</text:p>
                    </text:list-item>
                  </text:list>
                </text:list-item>
              </text:list>
            </text:list-item>
            <text:list-item>
              <text:p text:style-name="P77"><text:span text:style-name="T1">#_ </text:span>T-1.2 : iteration ==&gt; more → 500</text:p>
              <text:list>
                <text:list-item>
                  <text:p text:style-name="P77">//_20200524_162513:tmp</text:p>
                </text:list-item>
                <text:list-item>
                  <text:p text:style-name="P77">==&gt; OK </text:p>
                </text:list-item>
              </text:list>
            </text:list-item>
            <text:list-item>
              <text:p text:style-name="P77">T-1.3 : “$lo_CSV_Lines_By_Day” =&gt; each entry : first line ?</text:p>
              <text:list>
                <text:list-item>
                  <text:p text:style-name="P77">//_20200524_162938:tmp</text:p>
                </text:list-item>
                <text:list-item>
                  <text:p text:style-name="P77">==&gt; OK</text:p>
                </text:list-item>
              </text:list>
            </text:list-item>
            <text:list-item>
              <text:p text:style-name="P77">T-1.4 : same as T-1.3; max iteration ==&gt; 700</text:p>
              <text:list>
                <text:list-item>
                  <text:p text:style-name="P77">//_20200524_162513:tmp</text:p>
                </text:list-item>
                <text:list-item>
                  <text:p text:style-name="P77">==&gt; OK</text:p>
                </text:list-item>
              </text:list>
            </text:list-item>
            <text:list-item>
              <text:p text:style-name="P77">T-1.5 : max iteration ==&gt; off</text:p>
              <text:list>
                <text:list-item>
                  <text:p text:style-name="P77">//debug:20200524_160552</text:p>
                </text:list-item>
                <text:list-item>
                  <text:p text:style-name="P77">EXEC</text:p>
                </text:list-item>
                <text:list-item>
                  <text:p text:style-name="P77"><text:soft-page-break/>search ==&gt; “$lines_Day[0] =&gt;”</text:p>
                </text:list-item>
                <text:list-item>
                  <text:p text:style-name="P77"><text:span text:style-name="T1">#_ </text:span>PROBLEM : “5/21” → not included</text:p>
                  <text:list>
                    <text:list-item>
                      <text:p text:style-name="P77">TRY-1 : //_20200524_164203:tmp</text:p>
                      <text:list>
                        <text:list-item>
                          <text:p text:style-name="P77">//_20200524_164445:fix</text:p>
                        </text:list-item>
                        <text:list-item>
                          <text:p text:style-name="P77">==&gt; search “$lines_Day[0] =&gt;”</text:p>
                        </text:list-item>
                        <text:list-item>
                          <text:p text:style-name="P77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08623329729997600" text:style-name="L38">
        <text:list-item>
          <text:p text:style-name="P78">TASK : TASKS-13.1</text:p>
          <text:list>
            <text:list-item>
              <text:p text:style-name="P78">//_20200524_165246:next (FxAdminController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5638693442917461211" text:style-name="L39">
        <text:list-item>
          <text:p text:style-name="P79">REVIEW </text:p>
        </text:list-item>
        <text:list-item>
          <text:p text:style-name="P79">TASK-1<text:span text:style-name="T23"> : TASKS-13.1</text:span></text:p>
          <text:list>
            <text:list-item>
              <text:list>
                <text:list-item>
                  <text:p text:style-name="P135">//_20200524_165246:next (FxAdminController)</text:p>
                </text:list-item>
              </text:list>
            </text:list-item>
            <text:list-item>
              <text:p text:style-name="P79"><text:span text:style-name="T2">#_ </text:span><text:span text:style-name="T23">T-1.1 : func : slice_Raw_Data_By_Day__V2</text:span></text:p>
              <text:list>
                <text:list-item>
                  <text:p text:style-name="P135">CODE</text:p>
                  <text:list>
                    <text:list-item>
                      <text:p text:style-name="P135">//_20200525_160049:tmp (LibFxAdmin)</text:p>
                    </text:list-item>
                    <text:list-item>
                      <text:p text:style-name="P135">//_20200524_165246:next (FxAdminController) </text:p>
                    </text:list-item>
                  </text:list>
                </text:list-item>
                <text:list-item>
                  <text:p text:style-name="P79"><text:span text:style-name="T2">#_ </text:span><text:span text:style-name="T23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7526001" text:continue-numbering="true" text:style-name="L39">
        <text:list-item>
          <text:list>
            <text:list-item>
              <text:p text:style-name="P135">T-1.2 : write to file </text:p>
              <text:list>
                <text:list-item>
                  <text:list>
                    <text:list-item>
                      <text:p text:style-name="P135">//_20200525_161041:tmp</text:p>
                    </text:list-item>
                  </text:list>
                </text:list-item>
              </text:list>
            </text:list-item>
            <text:list-item>
              <text:p text:style-name="P79"><text:span text:style-name="T2">#_ </text:span><text:span text:style-name="T23">T-1.2.1 : build → dst dir path</text:span></text:p>
            </text:list-item>
            <text:list-item>
              <text:p text:style-name="P79"><text:span text:style-name="T2">#_ </text:span><text:span text:style-name="T23">T-1.2.2 : make dirs </text:span></text:p>
              <text:list>
                <text:list-item>
                  <text:p text:style-name="P135">==&gt; OK</text:p>
                </text:list-item>
              </text:list>
            </text:list-item>
            <text:list-item>
              <text:p text:style-name="P79">T-1.2.3 : <text:span text:style-name="T23">build → file path, full</text:span></text:p>
            </text:list-item>
          </text:list>
        </text:list-item>
      </text:list>
      <text:p text:style-name="P22"/>
      <text:p text:style-name="P9">[next]</text:p>
      <text:list xml:id="list2471468886146482435" text:style-name="L40">
        <text:list-item>
          <text:p text:style-name="P80">TASK : this ==&gt; T-1.2.3 (<text:span text:style-name="T23">TASKS-13.1)</text:span></text:p>
          <text:list>
            <text:list-item>
              <text:p text:style-name="P136">//_20200525_164903:tmp (FxAdminController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2078876821952750680" text:style-name="L41">
        <text:list-item>
          <text:p text:style-name="P81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7536033" text:continue-numbering="true" text:style-name="L41">
        <text:list-item>
          <text:p text:style-name="P81">TASK-1</text:p>
          <text:list>
            <text:list-item>
              <text:p text:style-name="P81">T-1.1 : build file full path</text:p>
              <text:list>
                <text:list-item>
                  <text:p text:style-name="P81">==&gt; OK : //_20200526_114404:tmp</text:p>
                </text:list-item>
              </text:list>
            </text:list-item>
            <text:list-item>
              <text:p text:style-name="P81">T-1.2 : file ==&gt; wri<text:span text:style-name="T23">te (blank)</text:span></text:p>
              <text:list>
                <text:list-item>
                  <text:p text:style-name="P137">//_20200526_114428:tmp</text:p>
                </text:list-item>
                <text:list-item>
                  <text:p text:style-name="P137"><text:soft-page-break/>==&gt; OK</text:p>
                </text:list-item>
              </text:list>
            </text:list-item>
            <text:list-item>
              <text:p text:style-name="P137">T-1.3 : file → write : header</text:p>
              <text:list>
                <text:list-item>
                  <text:p text:style-name="P137">//_20200526_114637:tmp</text:p>
                </text:list-item>
                <text:list-item>
                  <text:p text:style-name="P137">==&gt; OK</text:p>
                </text:list-item>
              </text:list>
            </text:list-item>
            <text:list-item>
              <text:p text:style-name="P137">T-1.4 : file → write : data</text:p>
              <text:list>
                <text:list-item>
                  <text:p text:style-name="P137">//_20200526_115023:tmp</text:p>
                </text:list-item>
                <text:list-item>
                  <text:p text:style-name="P137">==&gt; OK</text:p>
                </text:list-item>
              </text:list>
            </text:list-item>
          </text:list>
        </text:list-item>
      </text:list>
      <text:p text:style-name="P9">[next]</text:p>
      <text:list xml:id="list6878725049290173075" text:style-name="L42">
        <text:list-item>
          <text:p text:style-name="P82">TASK : continue ==&gt; wri<text:span text:style-name="T23">tten csv lines → reverse order ----&gt; Z-A</text:span></text:p>
          <text:list>
            <text:list-item>
              <text:p text:style-name="P138">//_20200526_115844:next // FxAdminController</text:p>
            </text:list-item>
            <text:list-item>
              <text:p text:style-name="P138">//_20200526_115755:tmp (LibFxAdmin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517793495265633320" text:style-name="L43">
        <text:list-item>
          <text:p text:style-name="P83">REVIEW <text:s/></text:p>
        </text:list-item>
        <text:list-item>
          <text:p text:style-name="P83">TASK-1 : wri<text:span text:style-name="T23">tten csv lines → reverse order ----&gt; Z-A</text:span></text:p>
          <text:list>
            <text:list-item>
              <text:list>
                <text:list-item>
                  <text:p text:style-name="P139">//_20200526_115844:next // FxAdminController</text:p>
                </text:list-item>
                <text:list-item>
                  <text:p text:style-name="P139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7544426" text:continue-numbering="true" text:style-name="L43">
        <text:list-item>
          <text:list>
            <text:list-item>
              <text:p text:style-name="P83">T-1.1 : conditioning</text:p>
              <text:list>
                <text:list-item>
                  <text:p text:style-name="P83">CODE : //_20200526_183618:tmp</text:p>
                </text:list-item>
                <text:list-item>
                  <text:p text:style-name="P83"><text:soft-page-break/>TEST ==&gt; 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133251394650451869" text:style-name="L44">
        <text:list-item>
          <text:p text:style-name="P84">TASK : TASKS-13b</text:p>
          <text:list>
            <text:list-item>
              <text:p text:style-name="P84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3577947083282828923" text:style-name="L45">
        <text:list-item>
          <text:p text:style-name="P85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7512528" text:continue-numbering="true" text:style-name="L45">
        <text:list-item>
          <text:p text:style-name="P85">TASK-1 : TASKS-13b </text:p>
          <text:list>
            <text:list-item>
              <text:list>
                <text:list-item>
                  <text:p text:style-name="P85">//_20200526_184754:next<text:tab/>FxAdminController</text:p>
                </text:list-item>
                <text:list-item>
                  <text:p text:style-name="P85">use → param vals</text:p>
                </text:list-item>
              </text:list>
            </text:list-item>
            <text:list-item>
              <text:p text:style-name="P85"><text:span text:style-name="T1">#_ </text:span>T-1.1 : show → param vals in debug lines</text:p>
            </text:list-item>
            <text:list-item>
              <text:p text:style-name="P85">T-1.2 : use ==&gt; new csv file</text:p>
              <text:list>
                <text:list-item>
                  <text:p text:style-name="P85">05.15 ~ last</text:p>
                </text:list-item>
                <text:list-item>
                  <text:p text:style-name="P85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7515235" text:continue-numbering="true" text:style-name="L45">
        <text:list-item>
          <text:list>
            <text:list-item>
              <text:list>
                <text:list-item>
                  <text:p text:style-name="P85">==&gt; OK</text:p>
                </text:list-item>
              </text:list>
            </text:list-item>
            <text:list-item>
              <text:p text:style-name="P85">T-1.3 : 5.13 ~</text:p>
              <text:list>
                <text:list-item>
                  <text:p text:style-name="P85"><text:soft-page-break/>new csv</text:p>
                </text:list-item>
                <text:list-item>
                  <text:p text:style-name="P85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7519367" text:continue-numbering="true" text:style-name="L45">
        <text:list-item>
          <text:list>
            <text:list-item>
              <text:list>
                <text:list-item>
                  <text:p text:style-name="P85">==&gt; OK</text:p>
                </text:list-item>
              </text:list>
            </text:list-item>
            <text:list-item>
              <text:p text:style-name="P85"/>
            </text:list-item>
          </text:list>
        </text:list-item>
      </text:list>
      <text:p text:style-name="P9">[next]</text:p>
      <text:list xml:id="list190019319141228050" text:style-name="L46">
        <text:list-item>
          <text:p text:style-name="P86">TASK : COMPLETE</text:p>
        </text:list-item>
        <text:list-item>
          <text:p text:style-name="P86">==&gt; start : fx_tester_T_1__V2()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5774082466104330931" text:style-name="L47">
        <text:list-item>
          <text:p text:style-name="P87">REVIEW </text:p>
        </text:list-item>
        <text:list-item>
          <text:p text:style-name="P87">TASK-1 : setup</text:p>
          <text:list>
            <text:list-item>
              <text:p text:style-name="P87">T-1.1 : DUP ==&gt; fx_tester_T_1</text:p>
              <text:list>
                <text:list-item>
                  <text:p text:style-name="P87">DUP</text:p>
                </text:list-item>
                <text:list-item>
                  <text:p text:style-name="P87">skeleton </text:p>
                </text:list-item>
                <text:list-item>
                  <text:p text:style-name="P87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7533042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7">==&gt; OK : “Missing View”</text:p>
                    </text:list-item>
                  </text:list>
                </text:list-item>
              </text:list>
            </text:list-item>
            <text:list-item>
              <text:p text:style-name="P87"><text:soft-page-break/>T-1.2 : view</text:p>
              <text:list>
                <text:list-item>
                  <text:p text:style-name="P87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57901430950702101" text:style-name="L48">
        <text:list-item>
          <text:p text:style-name="P88">TASK<text:span text:style-name="T23"> : TASKS-29.1</text:span></text:p>
          <text:list>
            <text:list-item>
              <text:p text:style-name="P140">//_20200527_103506:next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5070250177429128128" text:style-name="L49">
        <text:list-item>
          <text:p text:style-name="P89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7536614" text:continue-numbering="true" text:style-name="L49">
        <text:list-item>
          <text:p text:style-name="P89">TASK-1 : <text:span text:style-name="T23">TASKS-29.1</text:span></text:p>
          <text:list>
            <text:list-item>
              <text:list>
                <text:list-item>
                  <text:p text:style-name="P141">//_20200527_103506:next</text:p>
                </text:list-item>
                <text:list-item>
                  <text:p text:style-name="P141">new FUNC : fx_tester_T_1__Order_Buy__V2()</text:p>
                </text:list-item>
              </text:list>
            </text:list-item>
            <text:list-item>
              <text:p text:style-name="P141"><text:span text:style-name="T1">#_ </text:span>T-1.1</text:p>
              <text:list>
                <text:list-item>
                  <text:p text:style-name="P141">sig / label / caller</text:p>
                </text:list-item>
                <text:list-item>
                  <text:p text:style-name="P141">==&gt; OK</text:p>
                </text:list-item>
              </text:list>
            </text:list-item>
            <text:list-item>
              <text:p text:style-name="P141"><text:span text:style-name="T1">#_ </text:span>T-1.2 : “step : 0 : 0 : A : 1” ==&gt; params</text:p>
              <text:list>
                <text:list-item>
                  <text:p text:style-name="P141">//_20200528_140405:ref</text:p>
                </text:list-item>
                <text:list-item>
                  <text:p text:style-name="P141"><text:soft-page-break/>CODE : //_20200528_140426:tmp</text:p>
                </text:list-item>
                <text:list-item>
                  <text:p text:style-name="P141"/>
                </text:list-item>
              </text:list>
            </text:list-item>
            <text:list-item>
              <text:p text:style-name="P141">T-1.X : “prep : log dir” : </text:p>
              <text:list>
                <text:list-item>
                  <text:p text:style-name="P141">ref : //_20200201_161421:tmp</text:p>
                </text:list-item>
                <text:list-item>
                  <text:p text:style-name="P141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573156367005409702" text:style-name="L50">
        <text:list-item>
          <text:p text:style-name="P90">TASK-1 : <text:span text:style-name="T23">“prep : log dir” : </text:span></text:p>
          <text:list>
            <text:list-item>
              <text:p text:style-name="P142">ref : //_20200201_161421:tmp</text:p>
            </text:list-item>
            <text:list-item>
              <text:p text:style-name="P142">CODE : //_20200528_140148:tmp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5756413212105751176" text:style-name="L51">
        <text:list-item>
          <text:p text:style-name="P91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7531618" text:continue-numbering="true" text:style-name="L51">
        <text:list-item>
          <text:p text:style-name="P91">TASK-1</text:p>
          <text:list>
            <text:list-item>
              <text:p text:style-name="P91">T-1.1 : dpath log</text:p>
              <text:list>
                <text:list-item>
                  <text:p text:style-name="P91">//_20200529_181231:tmp</text:p>
                </text:list-item>
                <text:list-item>
                  <text:p text:style-name="P91">==&gt; OK</text:p>
                </text:list-item>
              </text:list>
            </text:list-item>
            <text:list-item>
              <text:p text:style-name="P91"><text:soft-page-break/>T-1.2 : “prep : log dir” ==&gt; to a func</text:p>
              <text:list>
                <text:list-item>
                  <text:p text:style-name="P91">CODE : //_20200529_182703:tmp</text:p>
                  <text:list>
                    <text:list-item>
                      <text:p text:style-name="P91">fx_tester_T_1__Order_Buy__V2__Log_Dir</text:p>
                    </text:list-item>
                  </text:list>
                </text:list-item>
                <text:list-item>
                  <text:p text:style-name="P91">==&gt; OK</text:p>
                </text:list-item>
              </text:list>
            </text:list-item>
            <text:list-item>
              <text:p text:style-name="P91">T-1.3 : params ==&gt; to a func</text:p>
              <text:list>
                <text:list-item>
                  <text:p text:style-name="P91">CODE : //_20200529_183406:tmp</text:p>
                  <text:list>
                    <text:list-item>
                      <text:p text:style-name="P91">fx_tester_T_1__Order_Buy__V2__Params</text:p>
                    </text:list-item>
                    <text:list-item>
                      <text:p text:style-name="P91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044321366392707350" text:style-name="L52">
        <text:list-item>
          <text:p text:style-name="P92">TASK : //_20200529_185258:next (FxTestController)</text:p>
        </text:list-item>
      </text:list>
      <text:p text:style-name="P9">[further]</text:p>
      <text:p text:style-name="P19"><text:span text:style-name="T19"><text:line-break/></text:span><text:span text:style-name="T20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6770287181631451464" text:style-name="L53">
        <text:list-item>
          <text:p text:style-name="P93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7520547" text:continue-numbering="true" text:style-name="L53">
        <text:list-item>
          <text:p text:style-name="P93">TASK-1 </text:p>
          <text:list>
            <text:list-item>
              <text:list>
                <text:list-item>
                  <text:p text:style-name="P93">//_20200529_185258:next (FxTestController)</text:p>
                </text:list-item>
                <text:list-item>
                  <text:p text:style-name="P93">TASKS-29.2 : get : list of bardatas</text:p>
                </text:list-item>
                <text:list-item>
                  <text:p text:style-name="P93">csv</text:p>
                  <text:list>
                    <text:list-item>
                      <text:p text:style-name="P93"/>
                    </text:list-item>
                  </text:list>
                </text:list-item>
              </text:list>
            </text:list-item>
            <text:list-item>
              <text:p text:style-name="P93">T-1.1 : review the situation</text:p>
              <text:list>
                <text:list-item>
                  <text:p text:style-name="P93">wri<text:span text:style-name="T23">te log : //_20200530_130239:tmp</text:span></text:p>
                </text:list-item>
                <text:list-item>
                  <text:p text:style-name="P143">==&gt; OK</text:p>
                </text:list-item>
              </text:list>
            </text:list-item>
            <text:list-item>
              <text:p text:style-name="P93"><text:span text:style-name="T2">#_ </text:span><text:span text:style-name="T23">SEG-1 : gen → slicded csv files</text:span></text:p>
              <text:list>
                <text:list-item>
                  <text:p text:style-name="P143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7544007" text:continue-numbering="true" text:style-name="L53">
        <text:list-item>
          <text:list>
            <text:list-item>
              <text:p text:style-name="P143">SEG-2 : new param ==&gt; dpath for source csv file</text:p>
              <text:list>
                <text:list-item>
                  <text:p text:style-name="P143">S-2.1 : //_20200528_132032:head</text:p>
                  <text:list>
                    <text:list-item>
                      <text:p text:style-name="P143">CODE</text:p>
                    </text:list-item>
                    <text:list-item>
                      <text:p text:style-name="P143">TEST ==&gt; </text:p>
                    </text:list-item>
                  </text:list>
                </text:list-item>
              </text:list>
            </text:list-item>
            <text:list-item>
              <text:p text:style-name="P143">T-1.2 : review ==&gt; Libfx::get_ListOf_BarDatas</text:p>
              <text:list>
                <text:list-item>
                  <text:p text:style-name="P143">new FUNC : Libfx::get_ListOf_BarDatas__V2</text:p>
                  <text:list>
                    <text:list-item>
                      <text:p text:style-name="P143">DUP / sig / labels / skeleton / </text:p>
                    </text:list-item>
                    <text:list-item>
                      <text:p text:style-name="P143"><text:soft-page-break/>caller </text:p>
                    </text:list-item>
                    <text:list-item>
                      <text:p text:style-name="P143">==&gt; OK</text:p>
                    </text:list-item>
                  </text:list>
                </text:list-item>
              </text:list>
            </text:list-item>
            <text:list-item>
              <text:p text:style-name="P143">T-1.3 : get_ListOf_BarDatas__V2</text:p>
              <text:list>
                <text:list-item>
                  <text:p text:style-name="P143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44403040505079010" text:style-name="L54">
        <text:list-item>
          <text:p text:style-name="P94">TASK : testing</text:p>
          <text:list>
            <text:list-item>
              <text:p text:style-name="P94">//_20200530_143853:next (FxTestController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4972665100893122450" text:style-name="L55">
        <text:list-item>
          <text:p text:style-name="P95">REVIEW </text:p>
        </text:list-item>
        <text:list-item>
          <text:p text:style-name="P95">TASK-1 : testing</text:p>
          <text:list>
            <text:list-item>
              <text:list>
                <text:list-item>
                  <text:p text:style-name="P95">//_20200530_143853:next (FxTestController)</text:p>
                </text:list-item>
              </text:list>
            </text:list-item>
            <text:list-item>
              <text:p text:style-name="P95">T-1.1 </text:p>
              <text:list>
                <text:list-item>
                  <text:p text:style-name="P95">draw : flowchart</text:p>
                  <text:list>
                    <text:list-item>
                      <text:p text:style-name="P95">ref : </text:p>
                      <text:list>
                        <text:list-item>
                          <text:p text:style-name="P95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5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5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5">SEG-1 : while-loop ==&gt; to a func</text:p>
                      <text:list>
                        <text:list-item>
                          <text:p text:style-name="P95">S-1.1</text:p>
                          <text:list>
                            <text:list-item>
                              <text:p text:style-name="P95">//_20200531_132021:tmp</text:p>
                            </text:list-item>
                            <text:list-item>
                              <text:p text:style-name="P95">fx_tester_T_1__Order_Buy__V2__While_Loop</text:p>
                            </text:list-item>
                          </text:list>
                        </text:list-item>
                        <text:list-item>
                          <text:p text:style-name="P95">TEST ==&gt; </text:p>
                          <text:list>
                            <text:list-item>
                              <text:p text:style-name="P95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5">SEG-2 : new FILE : PD.php (pattern detecter)</text:p>
                      <text:list>
                        <text:list-item>
                          <text:p text:style-name="P95">S-2.1 : new FILE : PD.php</text:p>
                          <text:list>
                            <text:list-item>
                              <text:p text:style-name="P95">DUP</text:p>
                            </text:list-item>
                            <text:list-item>
                              <text:p text:style-name="P95">==&gt; OK</text:p>
                            </text:list-item>
                          </text:list>
                        </text:list-item>
                        <text:list-item>
                          <text:p text:style-name="P95">S-2.2 : new FUNC : dp_All()</text:p>
                          <text:list>
                            <text:list-item>
                              <text:p text:style-name="P95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840066490706176724" text:style-name="L56">
        <text:list-item>
          <text:p text:style-name="P96">TASK : while-loop ==&gt; add → for-loop</text:p>
          <text:list>
            <text:list-item>
              <text:p text:style-name="P96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19"><text:line-break/></text:span><text:span text:style-name="T20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8421363283434696625" text:style-name="L57">
        <text:list-item>
          <text:p text:style-name="P97">REVIEW </text:p>
        </text:list-item>
        <text:list-item>
          <text:p text:style-name="P97">TASK-1 : while-loop ==&gt; add → for-loop</text:p>
          <text:list>
            <text:list-item>
              <text:list>
                <text:list-item>
                  <text:p text:style-name="P97">//_20200531_142253:next</text:p>
                </text:list-item>
              </text:list>
            </text:list-item>
            <text:list-item>
              <text:p text:style-name="P97"><text:span text:style-name="T1">#_ </text:span>T-1.1 </text:p>
              <text:list>
                <text:list-item>
                  <text:p text:style-name="P97">for-loop ==&gt; start coding</text:p>
                </text:list-item>
                <text:list-item>
                  <text:p text:style-name="P97">==&gt; OK</text:p>
                </text:list-item>
              </text:list>
            </text:list-item>
            <text:list-item>
              <text:p text:style-name="P97"><text:span text:style-name="T1">#_ </text:span>T-1.2 : for-loop ==&gt; to a func</text:p>
              <text:list>
                <text:list-item>
                  <text:p text:style-name="P97">new FUNC : fx_tester_T_1__Order_Buy__V2__For_Loop</text:p>
                  <text:list>
                    <text:list-item>
                      <text:p text:style-name="P97">//_20200601_093740:caller</text:p>
                    </text:list-item>
                    <text:list-item>
                      <text:p text:style-name="P97">//_20200601_093744:head</text:p>
                    </text:list-item>
                    <text:list-item>
                      <text:p text:style-name="P97">//_20200601_093747:wl</text:p>
                    </text:list-item>
                  </text:list>
                </text:list-item>
                <text:list-item>
                  <text:p text:style-name="P97">debug : //debug:20200601_094308</text:p>
                </text:list-item>
                <text:list-item>
                  <text:p text:style-name="P97">TEST ==&gt; 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<text:span text:style-name="T1">#_ </text:span>T-1.3 : “position ==&gt; taken ?” → in the for-loop</text:p>
              <text:list>
                <text:list-item>
                  <text:p text:style-name="P97"><text:span text:style-name="T1">#_ </text:span>CODE</text:p>
                </text:list-item>
                <text:list-item>
                  <text:p text:style-name="P97">TEST 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<text:span text:style-name="T1">#_ </text:span>T-1.4 : loop ==&gt; get total num</text:p>
              <text:list>
                <text:list-item>
                  <text:p text:style-name="P97">CODE : //_20200601_101537:tmp</text:p>
                </text:list-item>
                <text:list-item>
                  <text:p text:style-name="P97">TEST 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798153085562050809" text:style-name="L58">
        <text:list-item>
          <text:p text:style-name="P98">TASK : pattern detection</text:p>
          <text:list>
            <text:list-item>
              <text:p text:style-name="P98">//_20200601_101636:next</text:p>
            </text:list-item>
            <text:list-item>
              <text:p text:style-name="P98">ref : //_20200601_101723:ref</text:p>
            </text:list-item>
          </text:list>
        </text:list-item>
      </text:list>
      <text:p text:style-name="P9">[further]</text:p>
      <text:p text:style-name="P19"><text:span text:style-name="T19"><text:line-break/></text:span><text:soft-page-break/><text:span text:style-name="T20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531946500760920810" text:style-name="L59">
        <text:list-item>
          <text:p text:style-name="P99">REVIEW </text:p>
        </text:list-item>
        <text:list-item>
          <text:p text:style-name="P99">TASK-1 </text:p>
          <text:list>
            <text:list-item>
              <text:list>
                <text:list-item>
                  <text:p text:style-name="P162">pattern detection</text:p>
                  <text:list>
                    <text:list-item>
                      <text:p text:style-name="P99">//_20200601_101636:next</text:p>
                    </text:list-item>
                    <text:list-item>
                      <text:p text:style-name="P99">ref : //_20200601_101723:ref</text:p>
                    </text:list-item>
                  </text:list>
                </text:list-item>
              </text:list>
            </text:list-item>
            <text:list-item>
              <text:p text:style-name="P99">T-1.1</text:p>
              <text:list>
                <text:list-item>
                  <text:p text:style-name="P99">CODING : C/P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99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99">CODE : //_20200601_142250:tmp</text:p>
                </text:list-item>
                <text:list-item>
                  <text:p text:style-name="P99">TEST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  <text:list-item>
              <text:p text:style-name="P99">T-1.3: “j2 : Y : 2” : flag</text:p>
              <text:list>
                <text:list-item>
                  <text:p text:style-name="P99"><text:span text:style-name="T1">#_ </text:span>CODE 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1.4 : “step : 2 : j2 : choice-1 : Y : 3” → position</text:p>
              <text:list>
                <text:list-item>
                  <text:p text:style-name="P99">CODE : //_20200601_150706:tmp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<text:soft-page-break/>T-1.5 : “step : 2 : j2 : choice-1 : Y : 4” → flag </text:p>
              <text:list>
                <text:list-item>
                  <text:p text:style-name="P99">CODE : //_20200601_151123:tmp</text:p>
                </text:list-item>
                <text:list-item>
                  <text:p text:style-name="P99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201301738272680580" text:style-name="L60">
        <text:list-item>
          <text:p text:style-name="P100">TASK : for-loop index ==&gt; return var $i → ($i * 2) ==&gt;</text:p>
          <text:list>
            <text:list-item>
              <text:p text:style-name="P100">==&gt; in while-loop → add line</text:p>
              <text:list>
                <text:list-item>
                  <text:p text:style-name="P100">“if $i &gt; $lenOf_LO_BarDatas ==&gt; break while-loop”</text:p>
                </text:list-item>
              </text:list>
            </text:list-item>
            <text:list-item>
              <text:p text:style-name="P100">//_20200601_152352:tmp (FxTestController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2096369816041756087" text:style-name="L61">
        <text:list-item>
          <text:p text:style-name="P101">REVIEW </text:p>
          <text:list>
            <text:list-item>
              <text:p text:style-name="P101">==&gt; OK</text:p>
            </text:list-item>
          </text:list>
        </text:list-item>
        <text:list-item>
          <text:p text:style-name="P101">TASK-1 : for-loop index ==&gt; return var $i → ($i * 2) ==&gt;</text:p>
          <text:list>
            <text:list-item>
              <text:list>
                <text:list-item>
                  <text:p text:style-name="P101">==&gt; in while-loop → add line</text:p>
                  <text:list>
                    <text:list-item>
                      <text:p text:style-name="P101">“if $i &gt; $lenOf_LO_BarDatas ==&gt; break while-loop”</text:p>
                    </text:list-item>
                  </text:list>
                </text:list-item>
                <text:list-item>
                  <text:p text:style-name="P101">//_20200601_152352:tmp (FxTestController)</text:p>
                </text:list-item>
              </text:list>
            </text:list-item>
            <text:list-item>
              <text:p text:style-name="P101"><text:span text:style-name="T1">#_ </text:span>T-1.1 : //coding:20200603_162120</text:p>
              <text:list>
                <text:list-item>
                  <text:p text:style-name="P101">debug : $idxOf_ForLoop_Last ==&gt; show the val in the while-loop</text:p>
                </text:list-item>
                <text:list-item>
                  <text:p text:style-name="P101">==&gt; OK</text:p>
                </text:list-item>
              </text:list>
            </text:list-item>
            <text:list-item>
              <text:p text:style-name="P101">T-1.2 :</text:p>
              <text:list>
                <text:list-item>
                  <text:list>
                    <text:list-item>
                      <text:p text:style-name="P101"><text:soft-page-break/>fx_tester_T_1__Order_Buy__V2__For_Loop</text:p>
                      <text:list>
                        <text:list-item>
                          <text:p text:style-name="P101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101">CODE : </text:p>
                  <text:list>
                    <text:list-item>
                      <text:p text:style-name="P101">//coding:20200603_162557 ==&gt; receiver line</text:p>
                    </text:list-item>
                    <text:list-item>
                      <text:p text:style-name="P101">//code:20200603_162633 ==&gt; func</text:p>
                    </text:list-item>
                  </text:list>
                </text:list-item>
                <text:list-item>
                  <text:p text:style-name="P101">TEST : debug “$idxOf_Position_Start”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T-1.3 : </text:p>
              <text:list>
                <text:list-item>
                  <text:list>
                    <text:list-item>
                      <text:p text:style-name="P101">$idxOf_Position_Start ==&gt; </text:p>
                    </text:list-item>
                    <text:list-item>
                      <text:p text:style-name="P101">//coding:20200603_163513 ==&gt; receiver line</text:p>
                    </text:list-item>
                  </text:list>
                </text:list-item>
                <text:list-item>
                  <text:p text:style-name="P101">CODE</text:p>
                </text:list-item>
                <text:list-item>
                  <text:p text:style-name="P101">TEST</text:p>
                  <text:list>
                    <text:list-item>
                      <text:p text:style-name="P101">==&gt; search “$idxOf_ForLoop_Start ==&gt; updated”</text:p>
                    </text:list-item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T-1.4 :</text:p>
              <text:list>
                <text:list-item>
                  <text:list>
                    <text:list-item>
                      <text:p text:style-name="P101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101">CODE</text:p>
                  <text:list>
                    <text:list-item>
                      <text:p text:style-name="P101">//code:20200603_164105 ==&gt; while loop</text:p>
                    </text:list-item>
                  </text:list>
                </text:list-item>
                <text:list-item>
                  <text:p text:style-name="P101">TEST</text:p>
                  <text:list>
                    <text:list-item>
                      <text:p text:style-name="P101">==&gt; search “$idxOf_ForLoop_Start &gt;= ”</text:p>
                    </text:list-item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T-1.5 : review </text:p>
              <text:list>
                <text:list-item>
                  <text:list>
                    <text:list-item>
                      <text:p text:style-name="P101">“j2 : choice-1 : Y : 3” ==&gt; init position</text:p>
                    </text:list-item>
                  </text:list>
                </text:list-item>
                <text:list-item>
                  <text:p text:style-name="P101"/>
                </text:list-item>
              </text:list>
            </text:list-item>
          </text:list>
        </text:list-item>
      </text:list>
      <text:p text:style-name="P9">[next]</text:p>
      <text:list xml:id="list8534064279471323501" text:style-name="L62">
        <text:list-item>
          <text:p text:style-name="P102">TASK-1 : “j2 : choice-1 : Y : 3”</text:p>
          <text:list>
            <text:list-item>
              <text:p text:style-name="P102">==&gt; further</text:p>
            </text:list-item>
            <text:list-item>
              <text:p text:style-name="P102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19"><text:line-break/></text:span><text:span text:style-name="T20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6669587149981120166" text:style-name="L63">
        <text:list-item>
          <text:p text:style-name="P103">REVIEW </text:p>
        </text:list-item>
        <text:list-item>
          <text:p text:style-name="P103">TASK-1 : “j2 : choice-1 : Y : 3”</text:p>
          <text:list>
            <text:list-item>
              <text:list>
                <text:list-item>
                  <text:p text:style-name="P103">==&gt; further</text:p>
                </text:list-item>
                <text:list-item>
                  <text:p text:style-name="P103">//next:20200603_164949 [FxTestController </text:p>
                  <text:list>
                    <text:list-item>
                      <text:p text:style-name="P103">fx_tester_T_1__Order_Buy__V2__For_Loop</text:p>
                    </text:list-item>
                  </text:list>
                </text:list-item>
                <text:list-item>
                  <text:p text:style-name="P103">ref : </text:p>
                  <text:list>
                    <text:list-item>
                      <text:p text:style-name="P103">LibEaTester::fx_tester_T_1__Exec</text:p>
                    </text:list-item>
                    <text:list-item>
                      <text:p text:style-name="P103">LibEaTester::loop_J1_N (position not taken)</text:p>
                      <text:list>
                        <text:list-item>
                          <text:p text:style-name="P103">//ref:20200604_122301</text:p>
                        </text:list-item>
                        <text:list-item>
                          <text:p text:style-name="P103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3">T-1.1 : new FUNC ==&gt; set_Vals_To_Pos($i, $bardata) : void</text:p>
              <text:list>
                <text:list-item>
                  <text:p text:style-name="P103">CODE</text:p>
                  <text:list>
                    <text:list-item>
                      <text:p text:style-name="P103">LibEaTester_2 : //head:20200604_123006</text:p>
                    </text:list-item>
                    <text:list-item>
                      <text:p text:style-name="P103">caller line : //code:20200604_123320</text:p>
                    </text:list-item>
                    <text:list-item>
                      <text:p text:style-name="P103"><text:span text:style-name="T1">#_ </text:span>new globa vars : //code:20200604_123320</text:p>
                      <text:list>
                        <text:list-item>
                          <text:p text:style-name="P103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103">TEST ==&gt; </text:p>
                  <text:list>
                    <text:list-item>
                      <text:p text:style-name="P103">ADD : new CONS</text:p>
                      <text:list>
                        <text:list-item>
                          <text:p text:style-name="P103">//code:20200604_125131</text:p>
                        </text:list-item>
                      </text:list>
                    </text:list-item>
                    <text:list-item>
                      <text:p text:style-name="P103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139926770605629429" text:style-name="L64">
        <text:list-item>
          <text:p text:style-name="P104">TASK : continue ==&gt; “j1 : Y : 2” ~</text:p>
          <text:list>
            <text:list-item>
              <text:p text:style-name="P104">//next:20200604_131159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7207766965222903016" text:style-name="L65">
        <text:list-item>
          <text:p text:style-name="P105"><text:span text:style-name="T1">#_ </text:span>REVIEW </text:p>
        </text:list-item>
        <text:list-item>
          <text:p text:style-name="P105">TASK-1 : “j2 : Y : 5”</text:p>
          <text:list>
            <text:list-item>
              <text:list>
                <text:list-item>
                  <text:p text:style-name="P105">//code:20200604_174850</text:p>
                </text:list-item>
              </text:list>
            </text:list-item>
            <text:list-item>
              <text:p text:style-name="P105">T-1.1 : new FUNC ==&gt; “is_SL()” </text:p>
              <text:list>
                <text:list-item>
                  <text:p text:style-name="P105">CODE</text:p>
                </text:list-item>
                <text:list-item>
                  <text:p text:style-name="P105">TEST : search ==&gt; “is_SL ==&gt; ”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39079792765853874" text:style-name="L66">
        <text:list-item>
          <text:p text:style-name="P106">TASK : “j3.1 : N : 2”</text:p>
          <text:list>
            <text:list-item>
              <text:p text:style-name="P106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5884486206994735841" text:style-name="L67">
        <text:list-item>
          <text:p text:style-name="P107"><text:span text:style-name="T1">#_ </text:span>REVIEW ==&gt; OK</text:p>
        </text:list-item>
        <text:list-item>
          <text:p text:style-name="P107">TASK-1 : “j3.1 : N : 2”</text:p>
          <text:list>
            <text:list-item>
              <text:list>
                <text:list-item>
                  <text:p text:style-name="P107">//next:20200604_181437<text:tab/>: FxTestController <text:s text:c="2"/></text:p>
                </text:list-item>
              </text:list>
            </text:list-item>
            <text:list-item>
              <text:p text:style-name="P107">T-1.1 : “j3.1 : N : 1”</text:p>
              <text:list>
                <text:list-item>
                  <text:p text:style-name="P107">==&gt; OK </text:p>
                </text:list-item>
              </text:list>
            </text:list-item>
            <text:list-item>
              <text:p text:style-name="P107">T-1.2 : new FUNC ==&gt; “LibEaTester_2::is_TP”</text:p>
              <text:list>
                <text:list-item>
                  <text:list>
                    <text:list-item>
                      <text:p text:style-name="P107">//code:20200605_123445</text:p>
                    </text:list-item>
                  </text:list>
                </text:list-item>
                <text:list-item>
                  <text:p text:style-name="P107">DUP / sig / labels</text:p>
                </text:list-item>
                <text:list-item>
                  <text:p text:style-name="P107">caller</text:p>
                </text:list-item>
                <text:list-item>
                  <text:p text:style-name="P107">TEST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  <text:list-item>
              <text:p text:style-name="P107">==&gt; OK : ~ “j2 : choice-1 : j3-2 : 2 : N : 1”</text:p>
            </text:list-item>
          </text:list>
        </text:list-item>
      </text:list>
      <text:p text:style-name="P9"/>
      <text:p text:style-name="P9">[next]</text:p>
      <text:list xml:id="list17865293629385073" text:style-name="L68">
        <text:list-item>
          <text:p text:style-name="P108">TASK : “j2 : choice-1 : j3-2 : 2 : N : 2” ~</text:p>
          <text:list>
            <text:list-item>
              <text:p text:style-name="P108">//next:20200605_125122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5517965327591040563" text:style-name="L69">
        <text:list-item>
          <text:p text:style-name="P109"><text:span text:style-name="T1">#_ </text:span>REVIEW <text:s/></text:p>
        </text:list-item>
        <text:list-item>
          <text:p text:style-name="P109">TASK-1 : “j2 : choice-1 : j3-2 : 2 : N : 2” ~</text:p>
          <text:list>
            <text:list-item>
              <text:list>
                <text:list-item>
                  <text:p text:style-name="P109">//next:20200605_125122</text:p>
                </text:list-item>
                <text:list-item>
                  <text:p text:style-name="P109">==&gt; update pos</text:p>
                </text:list-item>
              </text:list>
            </text:list-item>
            <text:list-item>
              <text:p text:style-name="P109">T-1.1 : new FUNC : update_Pos($_bardata, $_pos, $_strOf_Position_Type, $_dpath_Log, $_fname_Log) / LibEaTester_2</text:p>
              <text:list>
                <text:list-item>
                  <text:p text:style-name="P109">CODE : <text:span text:style-name="T23">//code:20200606_113647</text:span></text:p>
                  <text:list>
                    <text:list-item>
                      <text:p text:style-name="P109">sig / labels</text:p>
                      <text:list>
                        <text:list-item>
                          <text:p text:style-name="P109">//caller:20200606_113407</text:p>
                        </text:list-item>
                        <text:list-item>
                          <text:p text:style-name="P109">//head:20200606_113413</text:p>
                        </text:list-item>
                        <text:list-item>
                          <text:p text:style-name="P109">//wl:20200606_113416</text:p>
                        </text:list-item>
                      </text:list>
                    </text:list-item>
                    <text:list-item>
                      <text:p text:style-name="P109">caller</text:p>
                    </text:list-item>
                    <text:list-item>
                      <text:p text:style-name="P109">debug line</text:p>
                    </text:list-item>
                  </text:list>
                </text:list-item>
                <text:list-item>
                  <text:p text:style-name="P109">TEST 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T-1.2 : “j3-3” → trail start ?</text:p>
            </text:list-item>
          </text:list>
        </text:list-item>
      </text:list>
      <text:p text:style-name="P9"/>
      <text:p text:style-name="P9">[next]</text:p>
      <text:list xml:id="list5996239325957656362" text:style-name="L70">
        <text:list-item>
          <text:p text:style-name="P110">TASK : this == T-1.2 : “j3-3” → trail start ?</text:p>
          <text:list>
            <text:list-item>
              <text:p text:style-name="P110">//next:20200606_115039:n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7709213594690979560" text:style-name="L71">
        <text:list-item>
          <text:p text:style-name="P111">REVIEW </text:p>
        </text:list-item>
        <text:list-item>
          <text:p text:style-name="P111">TASK-1 : this == T-1.2 : “j3-3” → trail start ?</text:p>
          <text:list>
            <text:list-item>
              <text:list>
                <text:list-item>
                  <text:p text:style-name="P111">//next:20200606_115039:n</text:p>
                </text:list-item>
              </text:list>
            </text:list-item>
            <text:list-item>
              <text:p text:style-name="P111">T-1.1 : new FUNC ==&gt; is_Trailing($_bardata, $pos, $_strOf_Position_Type, $_dpath_Log, $_fname_Log)</text:p>
              <text:list>
                <text:list-item>
                  <text:p text:style-name="P111">CODE</text:p>
                  <text:list>
                    <text:list-item>
                      <text:p text:style-name="P111">DUP / sig / labels</text:p>
                    </text:list-item>
                    <text:list-item>
                      <text:p text:style-name="P111">caller</text:p>
                    </text:list-item>
                    <text:list-item>
                      <text:p text:style-name="P111">debug ==&gt; skeleton</text:p>
                    </text:list-item>
                  </text:list>
                </text:list-item>
                <text:list-item>
                  <text:p text:style-name="P111"><text:span text:style-name="T1">#_ </text:span>SEG-1</text:p>
                  <text:list>
                    <text:list-item>
                      <text:list>
                        <text:list-item>
                          <text:p text:style-name="P111">when init-ing $pos ==&gt; set “trail_starting_pr”, as well</text:p>
                        </text:list-item>
                        <text:list-item>
                          <text:p text:style-name="P111">“j2 : choice-1 : Y : 3”</text:p>
                        </text:list-item>
                      </text:list>
                    </text:list-item>
                    <text:list-item>
                      <text:p text:style-name="P111">S-1.1 </text:p>
                      <text:list>
                        <text:list-item>
                          <text:p text:style-name="P111">CODE</text:p>
                          <text:list>
                            <text:list-item>
                              <text:p text:style-name="P111">//code:20200606_181945:c</text:p>
                            </text:list-item>
                            <text:list-item>
                              <text:p text:style-name="P111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1">S-1.2 : LibEaTester::show_Basic_Pos_Data__Build_Lines</text:p>
                      <text:list>
                        <text:list-item>
                          <text:p text:style-name="P111">CODE : //code:20200606_183214:c</text:p>
                        </text:list-item>
                      </text:list>
                    </text:list-item>
                    <text:list-item>
                      <text:p text:style-name="P111"><text:span text:style-name="T1">#_ </text:span>TEST </text:p>
                      <text:list>
                        <text:list-item>
                          <text:p text:style-name="P111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1">TEST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  <text:list-item>
              <text:p text:style-name="P111">T-1.2 : func ==&gt; coding </text:p>
              <text:list>
                <text:list-item>
                  <text:p text:style-name="P111">CODE : //head:20200606_181307</text:p>
                </text:list-item>
                <text:list-item>
                  <text:p text:style-name="P111">TEST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422395645225828867" text:style-name="L72">
        <text:list-item>
          <text:p text:style-name="P112">TASK : “j3-3 : N : 2”</text:p>
          <text:list>
            <text:list-item>
              <text:p text:style-name="P112">//next:20200606_185920:n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19524411482070618" text:style-name="L73">
        <text:list-item>
          <text:p text:style-name="P113">REVIEW <text:s/></text:p>
          <text:list>
            <text:list-item>
              <text:p text:style-name="P113">==&gt; OK</text:p>
            </text:list-item>
          </text:list>
        </text:list-item>
        <text:list-item>
          <text:p text:style-name="P113">SEG-1</text:p>
          <text:list>
            <text:list-item>
              <text:list>
                <text:list-item>
                  <text:p text:style-name="P113">add for-loop var ==&gt; “statusOf_For_Loop_Exit”</text:p>
                </text:list-item>
                <text:list-item>
                  <text:p text:style-name="P113">//code:20200607_153129 (CONS.php)</text:p>
                </text:list-item>
                <text:list-item>
                  <text:p text:style-name="P113">//code:20200607_153202:c (controller)</text:p>
                </text:list-item>
              </text:list>
            </text:list-item>
            <text:list-item>
              <text:p text:style-name="P113">S-1.1 </text:p>
              <text:list>
                <text:list-item>
                  <text:p text:style-name="P113">CODE : basics</text:p>
                </text:list-item>
                <text:list-item>
                  <text:p text:style-name="P113">TEST ==&gt; OK</text:p>
                </text:list-item>
              </text:list>
            </text:list-item>
            <text:list-item>
              <text:p text:style-name="P113">S-1.1</text:p>
              <text:list>
                <text:list-item>
                  <text:p text:style-name="P113">CODE : exit status ==&gt; use a dummy val</text:p>
                  <text:list>
                    <text:list-item>
                      <text:p text:style-name="P113">//test:20200607_154149:t</text:p>
                    </text:list-item>
                  </text:list>
                </text:list-item>
                <text:list-item>
                  <text:p text:style-name="P113">TEST ==&gt; OK</text:p>
                </text:list-item>
                <text:list-item>
                  <text:p text:style-name="P113">CODE ==&gt; comment out testing lines</text:p>
                </text:list-item>
                <text:list-item>
                  <text:p text:style-name="P113">TEST ==&gt; OK</text:p>
                </text:list-item>
              </text:list>
            </text:list-item>
          </text:list>
        </text:list-item>
        <text:list-item>
          <text:p text:style-name="P113">SEG-2</text:p>
          <text:list>
            <text:list-item>
              <text:list>
                <text:list-item>
                  <text:p text:style-name="P113"><text:soft-page-break/>if for-loop exit status is X ==&gt; while-loop also breaks</text:p>
                </text:list-item>
              </text:list>
            </text:list-item>
            <text:list-item>
              <text:p text:style-name="P113"><text:span text:style-name="T1">#_ </text:span>S-2.1 : var</text:p>
              <text:list>
                <text:list-item>
                  <text:p text:style-name="P113"><text:span text:style-name="T1">#_ </text:span>CODE : <text:s/>CONS.php</text:p>
                  <text:list>
                    <text:list-item>
                      <text:p text:style-name="P113">//code:20200607_155050:c (CONS.php)</text:p>
                    </text:list-item>
                  </text:list>
                </text:list-item>
                <text:list-item>
                  <text:p text:style-name="P113"><text:span text:style-name="T1">#_ </text:span>CODE : while-loop</text:p>
                  <text:list>
                    <text:list-item>
                      <text:p text:style-name="P113">unpack : //code:20200607_155156:c</text:p>
                    </text:list-item>
                  </text:list>
                </text:list-item>
                <text:list-item>
                  <text:p text:style-name="P113"><text:span text:style-name="T1">#_ </text:span>CODE : for-loop func → return val</text:p>
                  <text:list>
                    <text:list-item>
                      <text:p text:style-name="P113">//code:20200607_155305:c (controller</text:p>
                    </text:list-item>
                  </text:list>
                </text:list-item>
                <text:list-item>
                  <text:p text:style-name="P113">CO: receiver line (while loop) </text:p>
                  <text:list>
                    <text:list-item>
                      <text:p text:style-name="P113"><text:span text:style-name="T1">#_ </text:span>//code:20200607_155156:c ==&gt; unpack</text:p>
                    </text:list-item>
                    <text:list-item>
                      <text:p text:style-name="P113">//code:20200607_155707:c ==&gt; break if so</text:p>
                    </text:list-item>
                  </text:list>
                </text:list-item>
                <text:list-item>
                  <text:p text:style-name="P113"><text:span text:style-name="T1">#_ </text:span>TEST ==&gt; //test:20200607_154149: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TASK-1 : “j3-3 : N : 2”</text:p>
          <text:list>
            <text:list-item>
              <text:list>
                <text:list-item>
                  <text:p text:style-name="P113">//next:20200606_185920:n</text:p>
                </text:list-item>
              </text:list>
            </text:list-item>
            <text:list-item>
              <text:p text:style-name="P113">T-1.1</text:p>
            </text:list-item>
          </text:list>
        </text:list-item>
      </text:list>
      <text:p text:style-name="P9"/>
      <text:p text:style-name="P9">[next]</text:p>
      <text:list xml:id="list1882908887174035713" text:style-name="L74">
        <text:list-item>
          <text:p text:style-name="P114">TASK : “j3-3 : N : 2”</text:p>
          <text:list>
            <text:list-item>
              <text:p text:style-name="P114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19"><text:line-break/></text:span><text:span text:style-name="T20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3829776806537040633" text:style-name="L75">
        <text:list-item>
          <text:p text:style-name="P115">REVIEW </text:p>
          <text:list>
            <text:list-item>
              <text:p text:style-name="P115">==&gt; OK</text:p>
            </text:list-item>
          </text:list>
        </text:list-item>
        <text:list-item>
          <text:p text:style-name="P115">TASK-1 : “j3-3 : N : 2” ==&gt; update → pos</text:p>
          <text:list>
            <text:list-item>
              <text:list>
                <text:list-item>
                  <text:p text:style-name="P115">//next:20200606_185920:n</text:p>
                </text:list-item>
              </text:list>
            </text:list-item>
            <text:list-item>
              <text:p text:style-name="P115"><text:span text:style-name="T1">#_ </text:span>T-1.1 </text:p>
              <text:list>
                <text:list-item>
                  <text:p text:style-name="P115">CODE</text:p>
                </text:list-item>
                <text:list-item>
                  <text:p text:style-name="P115">TEST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  <text:list-item>
              <text:p text:style-name="P115"><text:span text:style-name="T1">#_ </text:span>T-1.2 : review ==&gt; update_Pos()</text:p>
            </text:list-item>
            <text:list-item>
              <text:p text:style-name="P115"><text:span text:style-name="T1">#_ </text:span>T-1.3 : new FUNC ==&gt; update_Pos__First_Bar</text:p>
              <text:list>
                <text:list-item>
                  <text:p text:style-name="P115">CODE</text:p>
                  <text:list>
                    <text:list-item>
                      <text:p text:style-name="P115">DUP</text:p>
                    </text:list-item>
                    <text:list-item>
                      <text:p text:style-name="P115">labels</text:p>
                    </text:list-item>
                    <text:list-item>
                      <text:p text:style-name="P115">caller : //code:20200608_135549</text:p>
                    </text:list-item>
                    <text:list-item>
                      <text:p text:style-name="P115">skeleton : //code:20200608_135648:c</text:p>
                    </text:list-item>
                  </text:list>
                </text:list-item>
                <text:list-item>
                  <text:p text:style-name="P115">TEST 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  <text:list-item>
              <text:p text:style-name="P115"><text:span text:style-name="T1">#_ </text:span>T-1.4 : “current” params ==&gt; update </text:p>
              <text:list>
                <text:list-item>
                  <text:p text:style-name="P115">CODE : //code:20200608_140904:c</text:p>
                </text:list-item>
                <text:list-item>
                  <text:p text:style-name="P115">TEST</text:p>
                  <text:list>
                    <text:list-item>
                      <text:p text:style-name="P115">==&gt; <text:span text:style-name="T29">PROBLEM</text:span> : post-function line → $pos-&gt;cu_pr ~~&gt; not changed</text:p>
                    </text:list-item>
                    <text:list-item>
                      <text:p text:style-name="P115">TRY ==&gt; flash $msg bar</text:p>
                      <text:list>
                        <text:list-item>
                          <text:p text:style-name="P115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425210605398698035" text:style-name="L76">
        <text:list-item>
          <text:p text:style-name="P116"><text:soft-page-break/>TASK : next loop</text:p>
          <text:list>
            <text:list-item>
              <text:p text:style-name="P116">set val for ==&gt; “$statusOf_For_Loop_Execution”</text:p>
              <text:list>
                <text:list-item>
                  <text:p text:style-name="P116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2632202280009291244" text:style-name="L77">
        <text:list-item>
          <text:p text:style-name="P117">REVIEW </text:p>
          <text:list>
            <text:list-item>
              <text:p text:style-name="P117"/>
            </text:list-item>
          </text:list>
        </text:list-item>
        <text:list-item>
          <text:p text:style-name="P117">TASK-1 : next loop</text:p>
          <text:list>
            <text:list-item>
              <text:list>
                <text:list-item>
                  <text:p text:style-name="P117">set val for ==&gt; “$statusOf_For_Loop_Execution”</text:p>
                </text:list-item>
                <text:list-item>
                  <text:p text:style-name="P117">//next:20200608_141713:n</text:p>
                </text:list-item>
              </text:list>
            </text:list-item>
            <text:list-item>
              <text:p text:style-name="P117"><text:span text:style-name="T1">#_ </text:span>T-1.1 : set ==&gt; val </text:p>
              <text:list>
                <text:list-item>
                  <text:list>
                    <text:list-item>
                      <text:p text:style-name="P117">//next:20200608_141713:n</text:p>
                    </text:list-item>
                  </text:list>
                </text:list-item>
                <text:list-item>
                  <text:p text:style-name="P117">CODE</text:p>
                </text:list-item>
              </text:list>
            </text:list-item>
            <text:list-item>
              <text:p text:style-name="P117"><text:span text:style-name="T1">#_ </text:span>T-1.2 : debug </text:p>
              <text:list>
                <text:list-item>
                  <text:list>
                    <text:list-item>
                      <text:p text:style-name="P117">//code:20200609_163152:c</text:p>
                    </text:list-item>
                  </text:list>
                </text:list-item>
                <text:list-item>
                  <text:p text:style-name="P117">CODE</text:p>
                </text:list-item>
              </text:list>
            </text:list-item>
            <text:list-item>
              <text:p text:style-name="P117">TEST </text:p>
              <text:list>
                <text:list-item>
                  <text:p text:style-name="P117">==&gt; OK</text:p>
                </text:list-item>
              </text:list>
            </text:list-item>
          </text:list>
        </text:list-item>
        <text:list-item>
          <text:p text:style-name="P117">TASK-2</text:p>
          <text:list>
            <text:list-item>
              <text:list>
                <text:list-item>
                  <text:p text:style-name="P117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17">“j1 : Y”</text:p>
                </text:list-item>
                <text:list-item>
                  <text:p text:style-name="P117">“j2 : N”</text:p>
                </text:list-item>
                <text:list-item>
                  <text:p text:style-name="P117">“j3-2 : 2 : Y”</text:p>
                </text:list-item>
                <text:list-item>
                  <text:p text:style-name="P117">“j3-3 : Y”</text:p>
                </text:list-item>
              </text:list>
            </text:list-item>
            <text:list-item>
              <text:p text:style-name="P117"/>
            </text:list-item>
          </text:list>
        </text:list-item>
      </text:list>
      <text:p text:style-name="P9"/>
      <text:p text:style-name="P9">[next]</text:p>
      <text:list xml:id="list7036054144518292719" text:style-name="L78">
        <text:list-item>
          <text:p text:style-name="P118">TASK : this → TASK-2</text:p>
          <text:list>
            <text:list-item>
              <text:p text:style-name="P118">“j1 : Y”</text:p>
            </text:list-item>
            <text:list-item>
              <text:p text:style-name="P118">//next:20200604_131159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1531911903727041248" text:style-name="L79">
        <text:list-item>
          <text:p text:style-name="P119">REVIEW </text:p>
        </text:list-item>
        <text:list-item>
          <text:p text:style-name="P119">TASK-1 : each choice of each judging node ==&gt; if not yet coded → add {“break” or “continue”}, statusOf_For_Loop_Execution, statusOf_For_Loop_Exit</text:p>
          <text:list>
            <text:list-item>
              <text:p text:style-name="P119">T-1.1 : “j1 : Y”</text:p>
              <text:list>
                <text:list-item>
                  <text:list>
                    <text:list-item>
                      <text:p text:style-name="P119">//next:20200604_131159</text:p>
                    </text:list-item>
                    <text:list-item>
                      <text:p text:style-name="P119">==&gt; “break”</text:p>
                    </text:list-item>
                  </text:list>
                </text:list-item>
                <text:list-item>
                  <text:p text:style-name="P119">CODE : //next:20200604_131159</text:p>
                </text:list-item>
                <text:list-item>
                  <text:p text:style-name="P119"><text:soft-page-break/>TEST 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T-1.2 : “j2 : N” : </text:p>
              <text:list>
                <text:list-item>
                  <text:p text:style-name="P119">CODE : </text:p>
                  <text:list>
                    <text:list-item>
                      <text:p text:style-name="P119">//code:20200610_115412:c</text:p>
                      <text:list>
                        <text:list-item>
                          <text:p text:style-name="P119">debugm a.o.</text:p>
                        </text:list-item>
                      </text:list>
                    </text:list-item>
                    <text:list-item>
                      <text:p text:style-name="P119">//code:20200610_115528:c</text:p>
                      <text:list>
                        <text:list-item>
                          <text:p text:style-name="P119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19">TEST</text:p>
                  <text:list>
                    <text:list-item>
                      <text:p text:style-name="P119">==&gt; OK </text:p>
                    </text:list-item>
                  </text:list>
                </text:list-item>
                <text:list-item>
                  <text:p text:style-name="P119">CODE : dummy ==&gt; remove</text:p>
                </text:list-item>
                <text:list-item>
                  <text:p text:style-name="P119">TEST</text:p>
                  <text:list>
                    <text:list-item>
                      <text:p text:style-name="P119">==&gt; OK </text:p>
                    </text:list-item>
                  </text:list>
                </text:list-item>
              </text:list>
            </text:list-item>
            <text:list-item>
              <text:p text:style-name="P119">“j3-2 : 2 : Y”</text:p>
            </text:list-item>
          </text:list>
        </text:list-item>
        <text:list-item>
          <text:p text:style-name="P119">“j3-3 : Y”</text:p>
        </text:list-item>
      </text:list>
      <text:p text:style-name="P9"/>
      <text:p text:style-name="P9">[next]</text:p>
      <text:list xml:id="list1168820160754188411" text:style-name="L80">
        <text:list-item>
          <text:p text:style-name="P120">TASK : continue</text:p>
          <text:list>
            <text:list-item>
              <text:list>
                <text:list-item>
                  <text:p text:style-name="P120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20">“step : 2 : j2 : choice-1 : j3-1 : 2 : Y”</text:p>
              <text:list>
                <text:list-item>
                  <text:p text:style-name="P120">//next:20200610_122943:n</text:p>
                </text:list-item>
              </text:list>
            </text:list-item>
            <text:list-item>
              <text:p text:style-name="P120">“j3-2 : 2 : Y”</text:p>
            </text:list-item>
            <text:list-item>
              <text:p text:style-name="P120">“j3-3 : Y”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2619268380507070645" text:style-name="L81">
        <text:list-item>
          <text:p text:style-name="P121">REVIEW </text:p>
          <text:list>
            <text:list-item>
              <text:p text:style-name="P121"/>
            </text:list-item>
          </text:list>
        </text:list-item>
        <text:list-item>
          <text:p text:style-name="P121">TASK-1 : continue</text:p>
          <text:list>
            <text:list-item>
              <text:list>
                <text:list-item>
                  <text:list>
                    <text:list-item>
                      <text:p text:style-name="P121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21">“j3-3 : Y”“step : 2 : j2 : choice-1 : j3-1 : 2 : Y”</text:p>
                      <text:list>
                        <text:list-item>
                          <text:p text:style-name="P121">//next:20200610_122943:n</text:p>
                        </text:list-item>
                      </text:list>
                    </text:list-item>
                    <text:list-item>
                      <text:p text:style-name="P121"><text:span text:style-name="T1">#_ </text:span>“j3-2 : 2 : Y”</text:p>
                    </text:list-item>
                    <text:list-item>
                      <text:p text:style-name="P121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21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21">ref : //ref:20200613_143927:r</text:p>
                    </text:list-item>
                  </text:list>
                </text:list-item>
                <text:list-item>
                  <text:p text:style-name="P121">CODE</text:p>
                  <text:list>
                    <text:list-item>
                      <text:p text:style-name="P121"><text:span text:style-name="T1">#_ </text:span>set val : $statusOf_For_Loop_Execution</text:p>
                      <text:list>
                        <text:list-item>
                          <text:p text:style-name="P121">$statusOf_For_Loop_Execution__J3bar1_Y1</text:p>
                        </text:list-item>
                      </text:list>
                    </text:list-item>
                    <text:list-item>
                      <text:p text:style-name="P121">if close ==&gt; set dummy val</text:p>
                    </text:list-item>
                  </text:list>
                </text:list-item>
                <text:list-item>
                  <text:p text:style-name="P121">TEST </text:p>
                  <text:list>
                    <text:list-item>
                      <text:p text:style-name="P121">==&gt; OK</text:p>
                    </text:list-item>
                    <text:list-item>
                      <text:p text:style-name="P121">dummy codes ==&gt; c/o</text:p>
                      <text:list>
                        <text:list-item>
                          <text:p text:style-name="P121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1"><text:span text:style-name="T1">#_ </text:span>T-1.2 : “j3-2 : 2 : Y”</text:p>
              <text:list>
                <text:list-item>
                  <text:list>
                    <text:list-item>
                      <text:p text:style-name="P121">//code:20200613_145831:c</text:p>
                    </text:list-item>
                  </text:list>
                </text:list-item>
                <text:list-item>
                  <text:p text:style-name="P121">CODE</text:p>
                  <text:list>
                    <text:list-item>
                      <text:p text:style-name="P163"><text:span text:style-name="T1">#_ </text:span>&gt; set val : $statusOf_For_Loop_Execution</text:p>
                      <text:list>
                        <text:list-item>
                          <text:p text:style-name="P121">$statusOf_For_Loop_Execution__J3bar2_Y1</text:p>
                        </text:list-item>
                      </text:list>
                    </text:list-item>
                    <text:list-item>
                      <text:p text:style-name="P121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21">TEST </text:p>
                  <text:list>
                    <text:list-item>
                      <text:p text:style-name="P121">==&gt; OK</text:p>
                    </text:list-item>
                  </text:list>
                </text:list-item>
                <text:list-item>
                  <text:p text:style-name="P121"><text:span text:style-name="T1">#_ </text:span>post-TEST : comment out </text:p>
                  <text:list>
                    <text:list-item>
                      <text:p text:style-name="P121">==&gt; OK</text:p>
                    </text:list-item>
                  </text:list>
                </text:list-item>
              </text:list>
            </text:list-item>
            <text:list-item>
              <text:p text:style-name="P121"><text:span text:style-name="T1">#_ </text:span>T-1.3 : “j3-3 : Y”</text:p>
              <text:list>
                <text:list-item>
                  <text:list>
                    <text:list-item>
                      <text:p text:style-name="P121">//code:20200613_150624:c</text:p>
                    </text:list-item>
                  </text:list>
                </text:list-item>
                <text:list-item>
                  <text:p text:style-name="P121">CODE</text:p>
                  <text:list>
                    <text:list-item>
                      <text:p text:style-name="P121"><text:span text:style-name="T1">#_ </text:span>&gt; set val : $statusOf_For_Loop_Execution</text:p>
                      <text:list>
                        <text:list-item>
                          <text:p text:style-name="P121">$statusOf_For_Loop_Execution__J3bar3_Y1</text:p>
                        </text:list-item>
                      </text:list>
                    </text:list-item>
                    <text:list-item>
                      <text:p text:style-name="P121"><text:span text:style-name="T1">#_ </text:span>&gt; if close ==&gt; set dummy val</text:p>
                    </text:list-item>
                  </text:list>
                </text:list-item>
                <text:list-item>
                  <text:p text:style-name="P121">TEST</text:p>
                  <text:list>
                    <text:list-item>
                      <text:p text:style-name="P121">==&gt; OK</text:p>
                    </text:list-item>
                  </text:list>
                </text:list-item>
                <text:list-item>
                  <text:p text:style-name="P121">post-TEST ==&gt; c/o</text:p>
                  <text:list>
                    <text:list-item>
                      <text:p text:style-name="P12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295700568594368386" text:style-name="L82">
        <text:list-item>
          <text:p text:style-name="P122">TASK : “j1 : Y : 2” ~ (position taken)</text:p>
          <text:list>
            <text:list-item>
              <text:p text:style-name="P122">//next:20200613_151214:n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text:span text:style-name="T21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3242611858725068165" text:style-name="L83">
        <text:list-item>
          <text:p text:style-name="P123">REVIEW <text:s/></text:p>
          <text:list>
            <text:list-item>
              <text:p text:style-name="P123"/>
            </text:list-item>
          </text:list>
        </text:list-item>
        <text:list-item>
          <text:p text:style-name="P123">TASK-1 : “j1 : Y : 2” ~ (position taken)</text:p>
          <text:list>
            <text:list-item>
              <text:list>
                <text:list-item>
                  <text:p text:style-name="P123">//next:20200613_151214:n</text:p>
                </text:list-item>
              </text:list>
            </text:list-item>
            <text:list-item>
              <text:p text:style-name="P123">T-1.1 : new FUNC ==&gt; judge_Bar_SL_TP_Trail__BUY($bardata, $pos, $_dpath_Log_Fx_Tester__Full, $_fname_Log_Fx_Tester)</text:p>
              <text:list>
                <text:list-item>
                  <text:p text:style-name="P123">CODE</text:p>
                  <text:list>
                    <text:list-item>
                      <text:p text:style-name="P123">sig / labels / caller</text:p>
                    </text:list-item>
                    <text:list-item>
                      <text:p text:style-name="P123">dummy val</text:p>
                    </text:list-item>
                  </text:list>
                </text:list-item>
                <text:list-item>
                  <text:p text:style-name="P123">TEST 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T-1.2 : func ==&gt; coding</text:p>
              <text:list>
                <text:list-item>
                  <text:list>
                    <text:list-item>
                      <text:p text:style-name="P123">debug ==&gt; param vals</text:p>
                    </text:list-item>
                  </text:list>
                </text:list-item>
                <text:list-item>
                  <text:p text:style-name="P123">CODE : //code:20200614_132656:c</text:p>
                </text:list-item>
                <text:list-item>
                  <text:p text:style-name="P123">TEST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T-1.3 : coding : is SL</text:p>
              <text:list>
                <text:list-item>
                  <text:list>
                    <text:list-item>
                      <text:p text:style-name="P123">//code:20200614_134638:c</text:p>
                    </text:list-item>
                  </text:list>
                </text:list-item>
                <text:list-item>
                  <text:p text:style-name="P123">CODE</text:p>
                </text:list-item>
                <text:list-item>
                  <text:p text:style-name="P123">TEST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T-1.4 : is TP</text:p>
              <text:list>
                <text:list-item>
                  <text:list>
                    <text:list-item>
                      <text:p text:style-name="P123">//code:20200614_135039:c</text:p>
                    </text:list-item>
                  </text:list>
                </text:list-item>
                <text:list-item>
                  <text:p text:style-name="P123">CODE</text:p>
                </text:list-item>
                <text:list-item>
                  <text:p text:style-name="P123">TEST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67723173460988128" text:style-name="L84">
        <text:list-item>
          <text:p text:style-name="P124">TASK : “is Trail”</text:p>
          <text:list>
            <text:list-item>
              <text:p text:style-name="P124"><text:soft-page-break/>//code:20200614_135508:c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3974430190573271363" text:style-name="L85">
        <text:list-item>
          <text:p text:style-name="P125">REVIEW </text:p>
        </text:list-item>
        <text:list-item>
          <text:p text:style-name="P125">TASK-1 : “is Trail”</text:p>
          <text:list>
            <text:list-item>
              <text:list>
                <text:list-item>
                  <text:p text:style-name="P125">//code:20200614_135508:c</text:p>
                </text:list-item>
                <text:list-item>
                  <text:p text:style-name="P125">ref ==&gt; //head:20200606_181307</text:p>
                </text:list-item>
              </text:list>
            </text:list-item>
            <text:list-item>
              <text:p text:style-name="P125">T-1.1</text:p>
              <text:list>
                <text:list-item>
                  <text:p text:style-name="P125">CODE : //code:20200614_135508:c</text:p>
                </text:list-item>
                <text:list-item>
                  <text:p text:style-name="P125">TEST </text:p>
                  <text:list>
                    <text:list-item>
                      <text:p text:style-name="P125">==&gt; OK</text:p>
                    </text:list-item>
                  </text:list>
                </text:list-item>
                <text:list-item>
                  <text:p text:style-name="P125">TEST : for-loop “$idxOf_Position_Start = $i * 3” ==&gt; to “$i * 2”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PROBLEM</text:p>
              <text:list>
                <text:list-item>
                  <text:list>
                    <text:list-item>
                      <text:p text:style-name="P125">“is taken” ==&gt; before “judge_Bar_SL_TP_Trail__BUY”</text:p>
                      <text:list>
                        <text:list-item>
                          <text:p text:style-name="P125">==&gt; set “current price” → i.e. new bar, opening price</text:p>
                        </text:list-item>
                        <text:list-item>
                          <text:p text:style-name="P125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871536107260667220" text:style-name="L86">
        <text:list-item>
          <text:p text:style-name="P126">TASK : this → “PROBLEM” ==&gt; coding</text:p>
          <text:list>
            <text:list-item>
              <text:p text:style-name="P126">//next:20200615_141145:n (cont.)</text:p>
            </text:list-item>
            <text:list-item>
              <text:p text:style-name="P126">update_Pos // LibEaTester_2</text:p>
              <text:list>
                <text:list-item>
                  <text:p text:style-name="P126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5824935888492737994" text:style-name="L87">
        <text:list-item>
          <text:p text:style-name="P127">REVIEW </text:p>
        </text:list-item>
        <text:list-item>
          <text:p text:style-name="P127">TASK-1 : prev → “PROBLEM” ==&gt; coding</text:p>
          <text:list>
            <text:list-item>
              <text:list>
                <text:list-item>
                  <text:p text:style-name="P127">//next:20200615_141145:n (cont.)</text:p>
                </text:list-item>
                <text:list-item>
                  <text:p text:style-name="P127">update_Pos // LibEaTester_2</text:p>
                  <text:list>
                    <text:list-item>
                      <text:p text:style-name="P127">//head:20200606_113413</text:p>
                    </text:list-item>
                  </text:list>
                </text:list-item>
              </text:list>
            </text:list-item>
            <text:list-item>
              <text:p text:style-name="P127">T-1.1 </text:p>
              <text:list>
                <text:list-item>
                  <text:list>
                    <text:list-item>
                      <text:p text:style-name="P127">update_Pos // LibEaTester_2 ==&gt; use (no content line)</text:p>
                    </text:list-item>
                  </text:list>
                </text:list-item>
                <text:list-item>
                  <text:p text:style-name="P127"><text:span text:style-name="T1">#_ </text:span>CODE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2</text:p>
              <text:list>
                <text:list-item>
                  <text:list>
                    <text:list-item>
                      <text:p text:style-name="P127">update_Pos() ==&gt; coding</text:p>
                    </text:list-item>
                    <text:list-item>
                      <text:p text:style-name="P127">current idx, price</text:p>
                    </text:list-item>
                  </text:list>
                </text:list-item>
                <text:list-item>
                  <text:p text:style-name="P153"><text:span text:style-name="T17">#_ </text:span><text:span text:style-name="T15">CODE : </text:span><text:span text:style-name="T30">//code:20200615_163128:c</text:span>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5505368890478561226" text:style-name="L88">
        <text:list-item>
          <text:p text:style-name="P128">TASK</text:p>
          <text:list>
            <text:list-item>
              <text:p text:style-name="P155"><text:span text:style-name="T16">if “</text:span><text:span text:style-name="T31">judge_Bar_SL_TP_Trail__BUY</text:span><text:span text:style-name="T16">” ==&gt; neither of 3 status</text:span></text:p>
              <text:list>
                <text:list-item>
                  <text:p text:style-name="P128">→ continue the for-loop</text:p>
                </text:list-item>
                <text:list-item>
                  <text:p text:style-name="P147">//next:20200615_164609:n</text:p>
                </text:list-item>
                <text:list-item>
                  <text:p text:style-name="P128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8823543859908022313" text:style-name="L89">
        <text:list-item>
          <text:p text:style-name="P129">REVIEW </text:p>
        </text:list-item>
        <text:list-item>
          <text:p text:style-name="P129">TASK-1 : if “<text:span text:style-name="T31">judge_Bar_SL_TP_Trail__BUY</text:span>” ==&gt; neither of 3 status</text:p>
          <text:list>
            <text:list-item>
              <text:list>
                <text:list-item>
                  <text:p text:style-name="P129">→ continue the for-loop</text:p>
                </text:list-item>
                <text:list-item>
                  <text:p text:style-name="P148">//next:20200615_164609:n</text:p>
                </text:list-item>
              </text:list>
            </text:list-item>
            <text:list-item>
              <text:p text:style-name="P156"><text:span text:style-name="T18">#_ </text:span><text:span text:style-name="T16">T-1.1 : set default ==&gt; “</text:span><text:span text:style-name="T32">$strOf_BarResult__Within</text:span><text:span text:style-name="T16">”</text:span></text:p>
              <text:list>
                <text:list-item>
                  <text:p text:style-name="P129">CODE </text:p>
                </text:list-item>
                <text:list-item>
                  <text:p text:style-name="P129">TEST ==&gt; OK</text:p>
                </text:list-item>
              </text:list>
            </text:list-item>
            <text:list-item>
              <text:p text:style-name="P129">T-1.2 : “j4” ==&gt; judge</text:p>
              <text:list>
                <text:list-item>
                  <text:p text:style-name="P154"><text:span text:style-name="T17">#_ </text:span><text:span text:style-name="T15">CODE : </text:span><text:span text:style-name="T30">//code:20200616_111328:c</text:span></text:p>
                  <text:list>
                    <text:list-item>
                      <text:p text:style-name="P129">upto ==&gt; “Y/N : 2”</text:p>
                    </text:list-item>
                  </text:list>
                </text:list-item>
                <text:list-item>
                  <text:p text:style-name="P129">TEST 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  <text:list-item>
              <text:p text:style-name="P129">T-1.3 : “j4 : Y : 3” → continue the loop</text:p>
              <text:list>
                <text:list-item>
                  <text:p text:style-name="P154"><text:span text:style-name="T17">#_ </text:span><text:span text:style-name="T15">CODE : </text:span><text:span text:style-name="T30">//code:20200616_112306:c</text:span></text:p>
                </text:list-item>
                <text:list-item>
                  <text:p text:style-name="P129"><text:soft-page-break/>TEST 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  <text:list-item>
              <text:p text:style-name="P129">PROBLEM</text:p>
              <text:list>
                <text:list-item>
                  <text:list>
                    <text:list-item>
                      <text:p text:style-name="P129">“$idxOf_ForLoop_Start ==&gt; updated”</text:p>
                      <text:list>
                        <text:list-item>
                          <text:p text:style-name="P129">==&gt; the val is the number, which is the last index in the for-loop</text:p>
                        </text:list-item>
                        <text:list-item>
                          <text:p text:style-name="P129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652631567368823335" text:style-name="L90">
        <text:list-item>
          <text:p text:style-name="P130">TASK : this ==&gt; PROBLEM</text:p>
          <text:list>
            <text:list-item>
              <text:p text:style-name="P157">//next:20200616_114510:n</text:p>
            </text:list-item>
          </text:list>
        </text:list-item>
        <text:list-item>
          <text:p text:style-name="P130">TASK-2 : post-for-break</text:p>
          <text:list>
            <text:list-item>
              <text:p text:style-name="P130"><text:span text:style-name="T30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2515016028265416259" text:style-name="L91">
        <text:list-item>
          <text:p text:style-name="P131"><text:span text:style-name="T1">#_ </text:span>REVIEW </text:p>
        </text:list-item>
        <text:list-item>
          <text:p text:style-name="P131">TASK-1 : this ==&gt; PROBLEM</text:p>
          <text:list>
            <text:list-item>
              <text:list>
                <text:list-item>
                  <text:list>
                    <text:list-item>
                      <text:p text:style-name="P158">//next:20200616_114510:n</text:p>
                    </text:list-item>
                  </text:list>
                </text:list-item>
              </text:list>
            </text:list-item>
            <text:list-item>
              <text:p text:style-name="P131">T-1.1 </text:p>
              <text:list>
                <text:list-item>
                  <text:p text:style-name="P131">CODE : add ==&gt; debug code, show $pos st_idx</text:p>
                  <text:list>
                    <text:list-item>
                      <text:p text:style-name="P149">//code:20200618_171436:c</text:p>
                    </text:list-item>
                  </text:list>
                </text:list-item>
                <text:list-item>
                  <text:p text:style-name="P131">TEST</text:p>
                  <text:list>
                    <text:list-item>
                      <text:p text:style-name="P131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1">TASK-2 : post-for-break</text:p>
          <text:list>
            <text:list-item>
              <text:list>
                <text:list-item>
                  <text:p text:style-name="P131"><text:span text:style-name="T30">//next:20200616_114358:n</text:span> <text:s/>// controller</text:p>
                </text:list-item>
              </text:list>
            </text:list-item>
            <text:list-item>
              <text:p text:style-name="P131"/>
            </text:list-item>
          </text:list>
        </text:list-item>
      </text:list>
      <text:p text:style-name="P9"/>
      <text:p text:style-name="P9">[next]</text:p>
      <text:list xml:id="list360810547837913311" text:style-name="L92">
        <text:list-item>
          <text:p text:style-name="P132">TASK : this ==&gt; TASK-2 → post for-break</text:p>
          <text:list>
            <text:list-item>
              <text:p text:style-name="P150">//next:20200618_172639:n</text:p>
            </text:list-item>
            <text:list-item>
              <text:p text:style-name="P132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11"/>
      <text:p text:style-name="P9"><text:span text:style-name="T27">@@@</text:span></text:p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37521025" text:continue-list="list3974430190573271363" text:style-name="L85">
        <text:list-item>
          <text:p text:style-name="P125">REVIEW </text:p>
        </text:list-item>
        <text:list-item>
          <text:p text:style-name="P125">TASK-1</text:p>
        </text:list-item>
      </text:list>
      <text:p text:style-name="P9"/>
      <text:p text:style-name="P9">[next]</text:p>
      <text:list xml:id="list4926608105406518458" text:style-name="L100">
        <text:list-item>
          <text:p text:style-name="P134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11"/>
      <text:p text:style-name="P11"/>
      <text:p text:style-name="P11"><text:soft-page-break/></text:p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7541111" text:continue-list="list37521025" text:style-name="L85">
        <text:list-item>
          <text:p text:style-name="P125">REVIEW </text:p>
        </text:list-item>
        <text:list-item>
          <text:p text:style-name="P125">TASK-1</text:p>
        </text:list-item>
      </text:list>
      <text:p text:style-name="P9"/>
      <text:p text:style-name="P9">[next]</text:p>
      <text:list xml:id="list3680406471235497163" text:style-name="L93">
        <text:list-item>
          <text:p text:style-name="P133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29"/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4480486519410342323" text:style-name="L94">
        <text:list-item>
          <text:p text:style-name="P14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528404" text:continue-numbering="true" text:style-name="L94">
        <text:list-item>
          <text:p text:style-name="P144"/>
        </text:list-item>
      </text:list>
      <text:p text:style-name="P13">/ ------------------------------------------------------- [STEPS : start] 20191224_114459 /</text:p>
      <text:p text:style-name="P7"/>
      <text:p text:style-name="P12"><text:soft-page-break/>------------------------------------------------------- [STEPS : closing] 20191220_142139</text:p>
      <text:list xml:id="list6016692147388275174" text:style-name="L95">
        <text:list-item>
          <text:p text:style-name="P4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###</text:p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5970790529106692732" text:style-name="L96">
              <text:list-item>
                <text:p text:style-name="P40">M – w &gt; a (new window)</text:p>
              </text:list-item>
              <text:list-item>
                <text:p text:style-name="P40">doc 2 : select → session number</text:p>
              </text:list-item>
              <text:list-item>
                <text:p text:style-name="P40">doc 1</text:p>
                <text:list>
                  <text:list-item>
                    <text:p text:style-name="P40">DUP → template</text:p>
                  </text:list-item>
                  <text:list-item>
                    <text:p text:style-name="P40">session num → paste</text:p>
                  </text:list-item>
                  <text:list-item>
                    <text:p text:style-name="P40">datetime ==&gt; change to “XXX”</text:p>
                  </text:list-item>
                  <text:list-item>
                    <text:p text:style-name="P40">session num → update</text:p>
                  </text:list-item>
                </text:list>
              </text:list-item>
              <text:list-item>
                <text:p text:style-name="P40">doc 2 : select → session string</text:p>
              </text:list-item>
              <text:list-item>
                <text:p text:style-name="P40">==&gt; to git</text:p>
              </text:list-item>
            </text:list>
          </table:table-cell>
        </table:table-row>
        <table:table-row>
          <table:table-cell table:style-name="表5.A3" office:value-type="string">
            <text:p text:style-name="P1">git</text:p>
            <text:list xml:id="list979099830727635022" text:style-name="L97">
              <text:list-item>
                <text:p text:style-name="P41">commit</text:p>
                <text:list>
                  <text:list-item>
                    <text:p text:style-name="P41">jve</text:p>
                  </text:list-item>
                  <text:list-item>
                    <text:p text:style-name="P41">cake</text:p>
                  </text:list-item>
                </text:list>
              </text:list-item>
            </text:list>
          </table:table-cell>
        </table:table-row>
        <table:table-row>
          <table:table-cell table:style-name="表5.A3" office:value-type="string">
            <text:p text:style-name="P44"><office:annotation office:name="__Annotation__8900_564638208"><dc:creator>iwabuchi ken</dc:creator><dc:date>2020-06-18T17:30:51.20</dc:date><text:p text:style-name="P164"><text:span text:style-name="T33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23] res free# JVEMV6 44#10.2.2_XX / 44. currency / 10. prog-php / 2. tester / 2. <text:s/>tester_1__V2 / 20200618_170846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3478810031781184458" text:style-name="L98">
              <text:list-item>
                <text:p text:style-name="P42">doc 1 : select → git push, echo</text:p>
              </text:list-item>
              <text:list-item>
                <text:p text:style-name="P42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g\3_fx-log-file\end_apps.bat &amp;&amp; echo.&gt;&gt; C:\WORKS_2\shortcuts_docs\start_log_JVE_44_10_2.[fx-php-tester].bat &amp;&amp; </text:span><text:span text:style-name="T28">r oj &amp;&amp; e &amp;&amp; p &amp;&amp; r c &amp;&amp; e &amp;&amp; p</text:span></text:p>
          </table:table-cell>
        </table:table-row>
        <table:table-row>
          <table:table-cell table:style-name="表5.A9" office:value-type="string">
            <text:p text:style-name="P28">C:\WORKS_2\a.bat &amp;&amp; r oj &amp;&amp; git add -A &amp;&amp; git commit -m ^"<text:span text:style-name="T13">[21] res free# 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9" office:value-type="string">
            <text:p text:style-name="P28">C:\WORKS_2\a.bat &amp;&amp; r c &amp;&amp; git add -A &amp;&amp; git commit -m ^"<text:span text:style-name="T13">[20] res free# JVEMV6 44#10.2.2_XX / 44. currency / 10. prog-php / 2. tester / 2. <text:s/></text:span><text:soft-page-break/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6994826791832330241" text:style-name="L99">
              <text:list-item>
                <text:p text:style-name="P43">eclipse</text:p>
              </text:list-item>
              <text:list-item>
                <text:p text:style-name="P43">mt4</text:p>
              </text:list-item>
              <text:list-item>
                <text:p text:style-name="P43">folders</text:p>
              </text:list-item>
              <text:list-item>
                <text:p text:style-name="P43">sakura files</text:p>
              </text:list-item>
              <text:list-item>
                <text:p text:style-name="P43">docs</text:p>
              </text:list-item>
            </text:list>
          </table:table-cell>
        </table:table-row>
      </table:table>
      <text:list xml:id="list37541503" text:continue-list="list6016692147388275174" text:style-name="L95">
        <text:list-item>
          <text:p text:style-name="P45">git</text:p>
          <text:list>
            <text:list-item>
              <text:p text:style-name="P4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g\3_fx-log-file\end_apps.bat &amp;&amp; echo.&gt;&gt; C:\WORKS_2\shortcuts_docs\start_log_JVE_44_10_2.[fx-php-tester].bat &amp;&amp; </text:span><text:span text:style-name="T28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7535742" text:continue-numbering="true" text:style-name="L95">
        <text:list-item>
          <text:list>
            <text:list-item>
              <text:p text:style-name="P4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7527932" text:continue-numbering="true" text:style-name="L95">
        <text:list-item>
          <text:p text:style-name="P45">move “<text:span text:style-name="T6">@@@</text:span>”</text:p>
        </text:list-item>
        <text:list-item>
          <text:p text:style-name="P145"><text:soft-page-break/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18T17:31:15.78</dc:date>
    <dc:creator>iwabuchi ken</dc:creator>
    <meta:editing-duration>P7DT6H57M21S</meta:editing-duration>
    <meta:editing-cycles>1028</meta:editing-cycles>
    <meta:generator>OpenOffice/4.1.3$Win32 OpenOffice.org_project/413m1$Build-9783</meta:generator>
    <meta:document-statistic meta:table-count="32" meta:image-count="0" meta:object-count="3" meta:page-count="63" meta:paragraph-count="1362" meta:word-count="5805" meta:character-count="433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